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1000002B4900000A518DD4C924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736cm" fo:break-before="auto" style:use-optimal-row-height="false"/>
    </style:style>
    <style:style style:name="ro10" style:family="table-row">
      <style:table-row-properties style:row-height="0.473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Excel_5f_BuiltIn_5f_Comma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1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MAI-201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MAI-2014'.A5" table:end-x="1.936cm" table:end-y="0.237cm" draw:z-index="0" draw:name="AutoShape 1" draw:style-name="gr1" draw:text-style-name="P1" svg:width="1.768cm" svg:height="1.911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MAI-2014'.A4" table:end-x="7.799cm" table:end-y="0.37cm" draw:z-index="1" draw:name="Picture 2" draw:style-name="gr2" draw:text-style-name="P2" svg:width="7.72cm" svg:height="1.754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3">
          <table:table-cell table:style-name="ce1"/>
          <table:table-cell table:style-name="ce13"/>
          <table:table-cell table:style-name="ce1" table:number-columns-repeated="1022"/>
        </table:table-row>
        <table:table-row table:style-name="ro3" table:number-rows-repeated="2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4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7"/>
          <table:table-cell table:style-name="ce21"/>
          <table:table-cell table:style-name="ce1" table:number-columns-repeated="1014"/>
        </table:table-row>
        <table:table-row table:style-name="ro5">
          <table:table-cell table:style-name="ce2" office:value-type="string" calcext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6">
          <table:table-cell table:style-name="ce3" office:value-type="string" calcext:value-type="string" table:number-columns-spanned="29" table:number-rows-spanned="1">
            <text:p>Período: Maio-2014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>
          <table:table-cell table:style-name="ce5" office:value-type="string" calcext:value-type="string">
            <text:p>Em R$1,00</text:p>
          </table:table-cell>
          <table:table-cell table:number-columns-repeated="27"/>
          <table:table-cell table:style-name="ce23"/>
          <table:table-cell table:number-columns-repeated="995"/>
        </table:table-row>
        <table:table-row table:style-name="ro7">
          <table:table-cell table:style-name="ce6" office:value-type="string" calcext:value-type="string">
            <text:p>RECEITAS </text:p>
          </table:table-cell>
          <table:table-cell table:style-name="ce14" office:value-type="string" calcext:value-type="string">
            <text:p>AC</text:p>
          </table:table-cell>
          <table:table-cell table:style-name="ce14" office:value-type="string" calcext:value-type="string">
            <text:p>AL</text:p>
          </table:table-cell>
          <table:table-cell table:style-name="ce14" office:value-type="string" calcext:value-type="string">
            <text:p>AM</text:p>
          </table:table-cell>
          <table:table-cell table:style-name="ce14" office:value-type="string" calcext:value-type="string">
            <text:p>AP</text:p>
          </table:table-cell>
          <table:table-cell table:style-name="ce14" office:value-type="string" calcext:value-type="string">
            <text:p>BA</text:p>
          </table:table-cell>
          <table:table-cell table:style-name="ce14" office:value-type="string" calcext:value-type="string">
            <text:p>CE</text:p>
          </table:table-cell>
          <table:table-cell table:style-name="ce14" office:value-type="string" calcext:value-type="string">
            <text:p>DF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GO</text:p>
          </table:table-cell>
          <table:table-cell table:style-name="ce14" office:value-type="string" calcext:value-type="string">
            <text:p>MA</text:p>
          </table:table-cell>
          <table:table-cell table:style-name="ce14" office:value-type="string" calcext:value-type="string">
            <text:p>MG</text:p>
          </table:table-cell>
          <table:table-cell table:style-name="ce14" office:value-type="string" calcext:value-type="string">
            <text:p>MS</text:p>
          </table:table-cell>
          <table:table-cell table:style-name="ce14" office:value-type="string" calcext:value-type="string">
            <text:p>MT</text:p>
          </table:table-cell>
          <table:table-cell table:style-name="ce14" office:value-type="string" calcext:value-type="string">
            <text:p>PA</text:p>
          </table:table-cell>
          <table:table-cell table:style-name="ce14" office:value-type="string" calcext:value-type="string">
            <text:p>PB</text:p>
          </table:table-cell>
          <table:table-cell table:style-name="ce14" office:value-type="string" calcext:value-type="string">
            <text:p>PE</text:p>
          </table:table-cell>
          <table:table-cell table:style-name="ce14" office:value-type="string" calcext:value-type="string">
            <text:p>PI</text:p>
          </table:table-cell>
          <table:table-cell table:style-name="ce14" office:value-type="string" calcext:value-type="string">
            <text:p>PR</text:p>
          </table:table-cell>
          <table:table-cell table:style-name="ce14" office:value-type="string" calcext:value-type="string">
            <text:p>RJ</text:p>
          </table:table-cell>
          <table:table-cell table:style-name="ce14" office:value-type="string" calcext:value-type="string">
            <text:p>RN</text:p>
          </table:table-cell>
          <table:table-cell table:style-name="ce14" office:value-type="string" calcext:value-type="string">
            <text:p>RO</text:p>
          </table:table-cell>
          <table:table-cell table:style-name="ce14" office:value-type="string" calcext:value-type="string">
            <text:p>RR</text:p>
          </table:table-cell>
          <table:table-cell table:style-name="ce14" office:value-type="string" calcext:value-type="string">
            <text:p>RS</text:p>
          </table:table-cell>
          <table:table-cell table:style-name="ce14" office:value-type="string" calcext:value-type="string">
            <text:p>SC</text:p>
          </table:table-cell>
          <table:table-cell table:style-name="ce14" office:value-type="string" calcext:value-type="string">
            <text:p>SE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TO</text:p>
          </table:table-cell>
          <table:table-cell table:style-name="ce24" office:value-type="string" calcext:value-type="string">
            <text:p>TOTAL</text:p>
          </table:table-cell>
          <table:table-cell table:style-name="ce29" table:number-columns-repeated="995"/>
        </table:table-row>
        <table:table-row table:style-name="ro1">
          <table:table-cell table:style-name="ce7" office:value-type="string" calcext:value-type="string">
            <text:p>IMPOSTO SOBRE IMPORTAÇÃO</text:p>
          </table:table-cell>
          <table:table-cell table:style-name="ce15" office:value-type="float" office:value="415" calcext:value-type="float">
            <text:p>415 </text:p>
          </table:table-cell>
          <table:table-cell table:style-name="ce15" office:value-type="float" office:value="105579" calcext:value-type="float">
            <text:p>105.579 </text:p>
          </table:table-cell>
          <table:table-cell table:style-name="ce15" office:value-type="float" office:value="69799973" calcext:value-type="float">
            <text:p>69.799.973 </text:p>
          </table:table-cell>
          <table:table-cell table:style-name="ce15" office:value-type="float" office:value="401687" calcext:value-type="float">
            <text:p>401.687 </text:p>
          </table:table-cell>
          <table:table-cell table:style-name="ce15" office:value-type="float" office:value="52075707" calcext:value-type="float">
            <text:p>52.075.707 </text:p>
          </table:table-cell>
          <table:table-cell table:style-name="ce15" office:value-type="float" office:value="49459158" calcext:value-type="float">
            <text:p>49.459.158 </text:p>
          </table:table-cell>
          <table:table-cell table:style-name="ce15" office:value-type="float" office:value="3208687" calcext:value-type="float">
            <text:p>3.208.687 </text:p>
          </table:table-cell>
          <table:table-cell table:style-name="ce15" office:value-type="float" office:value="188281625" calcext:value-type="float">
            <text:p>188.281.625 </text:p>
          </table:table-cell>
          <table:table-cell table:style-name="ce15" office:value-type="float" office:value="42893580" calcext:value-type="float">
            <text:p>42.893.580 </text:p>
          </table:table-cell>
          <table:table-cell table:style-name="ce15" office:value-type="float" office:value="3843752" calcext:value-type="float">
            <text:p>3.843.752 </text:p>
          </table:table-cell>
          <table:table-cell table:style-name="ce15" office:value-type="float" office:value="68035548" calcext:value-type="float">
            <text:p>68.035.548 </text:p>
          </table:table-cell>
          <table:table-cell table:style-name="ce15" office:value-type="float" office:value="213608" calcext:value-type="float">
            <text:p>213.608 </text:p>
          </table:table-cell>
          <table:table-cell table:style-name="ce15" office:value-type="float" office:value="11877447" calcext:value-type="float">
            <text:p>11.877.447 </text:p>
          </table:table-cell>
          <table:table-cell table:style-name="ce15" office:value-type="float" office:value="4835278" calcext:value-type="float">
            <text:p>4.835.278 </text:p>
          </table:table-cell>
          <table:table-cell table:style-name="ce15" office:value-type="float" office:value="14736817" calcext:value-type="float">
            <text:p>14.736.817 </text:p>
          </table:table-cell>
          <table:table-cell table:style-name="ce15" office:value-type="float" office:value="74882891" calcext:value-type="float">
            <text:p>74.882.891 </text:p>
          </table:table-cell>
          <table:table-cell table:style-name="ce15" office:value-type="float" office:value="68583" calcext:value-type="float">
            <text:p>68.583 </text:p>
          </table:table-cell>
          <table:table-cell table:style-name="ce15" office:value-type="float" office:value="243829726" calcext:value-type="float">
            <text:p>243.829.726 </text:p>
          </table:table-cell>
          <table:table-cell table:style-name="ce15" office:value-type="float" office:value="259131386" calcext:value-type="float">
            <text:p>259.131.386 </text:p>
          </table:table-cell>
          <table:table-cell table:style-name="ce15" office:value-type="float" office:value="646059" calcext:value-type="float">
            <text:p>646.059 </text:p>
          </table:table-cell>
          <table:table-cell table:style-name="ce15" office:value-type="float" office:value="16723" calcext:value-type="float">
            <text:p>16.723 </text:p>
          </table:table-cell>
          <table:table-cell table:style-name="ce15" office:value-type="float" office:value="33864" calcext:value-type="float">
            <text:p>33.864 </text:p>
          </table:table-cell>
          <table:table-cell table:style-name="ce15" office:value-type="float" office:value="97918104" calcext:value-type="float">
            <text:p>97.918.104 </text:p>
          </table:table-cell>
          <table:table-cell table:style-name="ce15" office:value-type="float" office:value="408845117" calcext:value-type="float">
            <text:p>408.845.117 </text:p>
          </table:table-cell>
          <table:table-cell table:style-name="ce15" office:value-type="float" office:value="633718" calcext:value-type="float">
            <text:p>633.718 </text:p>
          </table:table-cell>
          <table:table-cell table:style-name="ce15" office:value-type="float" office:value="1358377524" calcext:value-type="float">
            <text:p>1.358.377.524 </text:p>
          </table:table-cell>
          <table:table-cell table:style-name="ce15" office:value-type="float" office:value="263" calcext:value-type="float">
            <text:p>263 </text:p>
          </table:table-cell>
          <table:table-cell table:style-name="ce25" office:value-type="float" office:value="2954152817" calcext:value-type="float">
            <text:p>2.954.152.81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OBRE EXPORTAÇÃO</text:p>
          </table:table-cell>
          <table:table-cell table:style-name="ce15" office:value-type="float" office:value="-0" calcext:value-type="float">
            <text:p>- </text:p>
          </table:table-cell>
          <table:table-cell table:style-name="ce15" office:value-type="float" office:value="1140" calcext:value-type="float">
            <text:p>1.140 </text:p>
          </table:table-cell>
          <table:table-cell table:style-name="ce15" office:value-type="float" office:value="-19" calcext:value-type="float">
            <text:p>(19)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55671" calcext:value-type="float">
            <text:p>55.671 </text:p>
          </table:table-cell>
          <table:table-cell table:style-name="ce15" office:value-type="float" office:value="127" calcext:value-type="float">
            <text:p>127 </text:p>
          </table:table-cell>
          <table:table-cell table:style-name="ce15" office:value-type="float" office:value="7181" calcext:value-type="float">
            <text:p>7.181 </text:p>
          </table:table-cell>
          <table:table-cell table:style-name="ce15" office:value-type="float" office:value="-113" calcext:value-type="float">
            <text:p>(113)</text:p>
          </table:table-cell>
          <table:table-cell table:style-name="ce15" office:value-type="float" office:value="18572" calcext:value-type="float">
            <text:p>18.572 </text:p>
          </table:table-cell>
          <table:table-cell table:style-name="ce15" office:value-type="float" office:value="2851" calcext:value-type="float">
            <text:p>2.851 </text:p>
          </table:table-cell>
          <table:table-cell table:style-name="ce15" office:value-type="float" office:value="2511" calcext:value-type="float">
            <text:p>2.511 </text:p>
          </table:table-cell>
          <table:table-cell table:style-name="ce15" office:value-type="float" office:value="542223" calcext:value-type="float">
            <text:p>542.223 </text:p>
          </table:table-cell>
          <table:table-cell table:style-name="ce15" office:value-type="float" office:value="172757" calcext:value-type="float">
            <text:p>172.757 </text:p>
          </table:table-cell>
          <table:table-cell table:style-name="ce15" office:value-type="float" office:value="347340" calcext:value-type="float">
            <text:p>347.340 </text:p>
          </table:table-cell>
          <table:table-cell table:style-name="ce15" office:value-type="float" office:value="1610" calcext:value-type="float">
            <text:p>1.610 </text:p>
          </table:table-cell>
          <table:table-cell table:style-name="ce15" office:value-type="float" office:value="12205" calcext:value-type="float">
            <text:p>12.205 </text:p>
          </table:table-cell>
          <table:table-cell table:style-name="ce15" office:value-type="float" office:value="-43" calcext:value-type="float">
            <text:p>(43)</text:p>
          </table:table-cell>
          <table:table-cell table:style-name="ce15" office:value-type="float" office:value="1626185" calcext:value-type="float">
            <text:p>1.626.185 </text:p>
          </table:table-cell>
          <table:table-cell table:style-name="ce15" office:value-type="float" office:value="1669" calcext:value-type="float">
            <text:p>1.669 </text:p>
          </table:table-cell>
          <table:table-cell table:style-name="ce15" office:value-type="float" office:value="16" calcext:value-type="float">
            <text:p>16 </text:p>
          </table:table-cell>
          <table:table-cell table:style-name="ce15" office:value-type="float" office:value="-17" calcext:value-type="float">
            <text:p>(17)</text:p>
          </table:table-cell>
          <table:table-cell table:style-name="ce15" office:value-type="float" office:value="-1" calcext:value-type="float">
            <text:p>(1)</text:p>
          </table:table-cell>
          <table:table-cell table:style-name="ce15" office:value-type="float" office:value="327965" calcext:value-type="float">
            <text:p>327.965 </text:p>
          </table:table-cell>
          <table:table-cell table:style-name="ce15" office:value-type="float" office:value="1117660" calcext:value-type="float">
            <text:p>1.117.660 </text:p>
          </table:table-cell>
          <table:table-cell table:style-name="ce15" office:value-type="float" office:value="1367" calcext:value-type="float">
            <text:p>1.367 </text:p>
          </table:table-cell>
          <table:table-cell table:style-name="ce15" office:value-type="float" office:value="2065843" calcext:value-type="float">
            <text:p>2.065.843 </text:p>
          </table:table-cell>
          <table:table-cell table:style-name="ce15" office:value-type="float" office:value="1843" calcext:value-type="float">
            <text:p>1.843 </text:p>
          </table:table-cell>
          <table:table-cell table:style-name="ce25" office:value-type="float" office:value="6306544" calcext:value-type="float">
            <text:p>6.306.54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PI - TOTAL</text:p>
          </table:table-cell>
          <table:table-cell table:style-name="ce15" office:value-type="float" office:value="45741" calcext:value-type="float">
            <text:p>45.741 </text:p>
          </table:table-cell>
          <table:table-cell table:style-name="ce15" office:value-type="float" office:value="2213624" calcext:value-type="float">
            <text:p>2.213.624 </text:p>
          </table:table-cell>
          <table:table-cell table:style-name="ce15" office:value-type="float" office:value="21420420" calcext:value-type="float">
            <text:p>21.420.420 </text:p>
          </table:table-cell>
          <table:table-cell table:style-name="ce15" office:value-type="float" office:value="240362" calcext:value-type="float">
            <text:p>240.362 </text:p>
          </table:table-cell>
          <table:table-cell table:style-name="ce15" office:value-type="float" office:value="117705321" calcext:value-type="float">
            <text:p>117.705.321 </text:p>
          </table:table-cell>
          <table:table-cell table:style-name="ce15" office:value-type="float" office:value="38748158" calcext:value-type="float">
            <text:p>38.748.158 </text:p>
          </table:table-cell>
          <table:table-cell table:style-name="ce15" office:value-type="float" office:value="5384240" calcext:value-type="float">
            <text:p>5.384.240 </text:p>
          </table:table-cell>
          <table:table-cell table:style-name="ce15" office:value-type="float" office:value="190482582" calcext:value-type="float">
            <text:p>190.482.582 </text:p>
          </table:table-cell>
          <table:table-cell table:style-name="ce15" office:value-type="float" office:value="55216573" calcext:value-type="float">
            <text:p>55.216.573 </text:p>
          </table:table-cell>
          <table:table-cell table:style-name="ce15" office:value-type="float" office:value="8611156" calcext:value-type="float">
            <text:p>8.611.156 </text:p>
          </table:table-cell>
          <table:table-cell table:style-name="ce15" office:value-type="float" office:value="535853182" calcext:value-type="float">
            <text:p>535.853.182 </text:p>
          </table:table-cell>
          <table:table-cell table:style-name="ce15" office:value-type="float" office:value="6218463" calcext:value-type="float">
            <text:p>6.218.463 </text:p>
          </table:table-cell>
          <table:table-cell table:style-name="ce15" office:value-type="float" office:value="14925157" calcext:value-type="float">
            <text:p>14.925.157 </text:p>
          </table:table-cell>
          <table:table-cell table:style-name="ce15" office:value-type="float" office:value="8327064" calcext:value-type="float">
            <text:p>8.327.064 </text:p>
          </table:table-cell>
          <table:table-cell table:style-name="ce15" office:value-type="float" office:value="7839658" calcext:value-type="float">
            <text:p>7.839.658 </text:p>
          </table:table-cell>
          <table:table-cell table:style-name="ce15" office:value-type="float" office:value="95693783" calcext:value-type="float">
            <text:p>95.693.783 </text:p>
          </table:table-cell>
          <table:table-cell table:style-name="ce15" office:value-type="float" office:value="2337651" calcext:value-type="float">
            <text:p>2.337.651 </text:p>
          </table:table-cell>
          <table:table-cell table:style-name="ce15" office:value-type="float" office:value="293051306" calcext:value-type="float">
            <text:p>293.051.306 </text:p>
          </table:table-cell>
          <table:table-cell table:style-name="ce15" office:value-type="float" office:value="292570394" calcext:value-type="float">
            <text:p>292.570.394 </text:p>
          </table:table-cell>
          <table:table-cell table:style-name="ce15" office:value-type="float" office:value="3426426" calcext:value-type="float">
            <text:p>3.426.426 </text:p>
          </table:table-cell>
          <table:table-cell table:style-name="ce15" office:value-type="float" office:value="2244038" calcext:value-type="float">
            <text:p>2.244.038 </text:p>
          </table:table-cell>
          <table:table-cell table:style-name="ce15" office:value-type="float" office:value="293988" calcext:value-type="float">
            <text:p>293.988 </text:p>
          </table:table-cell>
          <table:table-cell table:style-name="ce15" office:value-type="float" office:value="435485409" calcext:value-type="float">
            <text:p>435.485.409 </text:p>
          </table:table-cell>
          <table:table-cell table:style-name="ce15" office:value-type="float" office:value="341003032" calcext:value-type="float">
            <text:p>341.003.032 </text:p>
          </table:table-cell>
          <table:table-cell table:style-name="ce15" office:value-type="float" office:value="9072778" calcext:value-type="float">
            <text:p>9.072.778 </text:p>
          </table:table-cell>
          <table:table-cell table:style-name="ce15" office:value-type="float" office:value="1628804426" calcext:value-type="float">
            <text:p>1.628.804.426 </text:p>
          </table:table-cell>
          <table:table-cell table:style-name="ce15" office:value-type="float" office:value="1211979" calcext:value-type="float">
            <text:p>1.211.979 </text:p>
          </table:table-cell>
          <table:table-cell table:style-name="ce25" office:value-type="float" office:value="4118426913" calcext:value-type="float">
            <text:p>4.118.426.91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FUMO</text:p>
          </table:table-cell>
          <table:table-cell table:number-columns-repeated="3" table:style-name="ce15" office:value-type="string" office:string-value=" -    " calcext:value-type="string">
            <text:p><text:s/>- <text:s text:c="4"/></text:p>
          </table:table-cell>
          <table:table-cell table:style-name="ce20" office:value-type="string" office:string-value=" -    " calcext:value-type="string">
            <text:p><text:s/>- <text:s text:c="4"/></text:p>
          </table:table-cell>
          <table:table-cell table:style-name="ce15" office:value-type="float" office:value="187395" calcext:value-type="float">
            <text:p>187.395 </text:p>
          </table:table-cell>
          <table:table-cell table:number-columns-repeated="2" table:style-name="ce15" office:value-type="string" office:string-value=" -    " calcext:value-type="string">
            <text:p><text:s/>- <text:s text:c="4"/></text:p>
          </table:table-cell>
          <table:table-cell table:style-name="ce20" office:value-type="string" office:string-value=" -    " calcext:value-type="string">
            <text:p><text:s/>- <text:s text:c="4"/></text:p>
          </table:table-cell>
          <table:table-cell table:style-name="ce15" office:value-type="float" office:value="20637" calcext:value-type="float">
            <text:p>20.637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93356112" calcext:value-type="float">
            <text:p>293.356.112 </text:p>
          </table:table-cell>
          <table:table-cell table:style-name="ce15" office:value-type="float" office:value="1140" calcext:value-type="float">
            <text:p>1.140 </text:p>
          </table:table-cell>
          <table:table-cell table:number-columns-repeated="6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6696" calcext:value-type="float">
            <text:p>6.696 </text:p>
          </table:table-cell>
          <table:table-cell table:number-columns-repeated="3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50855719" calcext:value-type="float">
            <text:p>150.855.719 </text:p>
          </table:table-cell>
          <table:table-cell table:style-name="ce15" office:value-type="float" office:value="1124" calcext:value-type="float">
            <text:p>1.124 </text:p>
          </table:table-cell>
          <table:table-cell table:style-name="ce15" office:value-type="float" office:value="92233" calcext:value-type="float">
            <text:p>92.233 </text:p>
          </table:table-cell>
          <table:table-cell table:style-name="ce15" office:value-type="float" office:value="119971" calcext:value-type="float">
            <text:p>119.971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25" office:value-type="float" office:value="444641027" calcext:value-type="float">
            <text:p>444.641.02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BEBIDAS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28959" calcext:value-type="float">
            <text:p>128.959 </text:p>
          </table:table-cell>
          <table:table-cell table:style-name="ce15" office:value-type="float" office:value="3520745" calcext:value-type="float">
            <text:p>3.520.745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9511064" calcext:value-type="float">
            <text:p>9.511.064 </text:p>
          </table:table-cell>
          <table:table-cell table:style-name="ce15" office:value-type="float" office:value="11443494" calcext:value-type="float">
            <text:p>11.443.494 </text:p>
          </table:table-cell>
          <table:table-cell table:style-name="ce15" office:value-type="float" office:value="1571358" calcext:value-type="float">
            <text:p>1.571.358 </text:p>
          </table:table-cell>
          <table:table-cell table:style-name="ce15" office:value-type="float" office:value="253324" calcext:value-type="float">
            <text:p>253.324 </text:p>
          </table:table-cell>
          <table:table-cell table:style-name="ce15" office:value-type="float" office:value="9964740" calcext:value-type="float">
            <text:p>9.964.740 </text:p>
          </table:table-cell>
          <table:table-cell table:style-name="ce15" office:value-type="float" office:value="6894347" calcext:value-type="float">
            <text:p>6.894.347 </text:p>
          </table:table-cell>
          <table:table-cell table:style-name="ce15" office:value-type="float" office:value="19815166" calcext:value-type="float">
            <text:p>19.815.166 </text:p>
          </table:table-cell>
          <table:table-cell table:style-name="ce15" office:value-type="float" office:value="72765" calcext:value-type="float">
            <text:p>72.765 </text:p>
          </table:table-cell>
          <table:table-cell table:style-name="ce15" office:value-type="float" office:value="10118918" calcext:value-type="float">
            <text:p>10.118.918 </text:p>
          </table:table-cell>
          <table:table-cell table:style-name="ce15" office:value-type="float" office:value="2878162" calcext:value-type="float">
            <text:p>2.878.162 </text:p>
          </table:table-cell>
          <table:table-cell table:style-name="ce15" office:value-type="float" office:value="3080369" calcext:value-type="float">
            <text:p>3.080.369 </text:p>
          </table:table-cell>
          <table:table-cell table:style-name="ce15" office:value-type="float" office:value="20140817" calcext:value-type="float">
            <text:p>20.140.817 </text:p>
          </table:table-cell>
          <table:table-cell table:style-name="ce15" office:value-type="float" office:value="1248705" calcext:value-type="float">
            <text:p>1.248.705 </text:p>
          </table:table-cell>
          <table:table-cell table:style-name="ce15" office:value-type="float" office:value="8038923" calcext:value-type="float">
            <text:p>8.038.923 </text:p>
          </table:table-cell>
          <table:table-cell table:style-name="ce15" office:value-type="float" office:value="36260835" calcext:value-type="float">
            <text:p>36.260.835 </text:p>
          </table:table-cell>
          <table:table-cell table:style-name="ce15" office:value-type="float" office:value="869374" calcext:value-type="float">
            <text:p>869.374 </text:p>
          </table:table-cell>
          <table:table-cell table:style-name="ce15" office:value-type="float" office:value="5025" calcext:value-type="float">
            <text:p>5.025 </text:p>
          </table:table-cell>
          <table:table-cell table:style-name="ce15" office:value-type="float" office:value="4797" calcext:value-type="float">
            <text:p>4.797 </text:p>
          </table:table-cell>
          <table:table-cell table:style-name="ce15" office:value-type="float" office:value="14833581" calcext:value-type="float">
            <text:p>14.833.581 </text:p>
          </table:table-cell>
          <table:table-cell table:style-name="ce15" office:value-type="float" office:value="10227320" calcext:value-type="float">
            <text:p>10.227.320 </text:p>
          </table:table-cell>
          <table:table-cell table:style-name="ce15" office:value-type="float" office:value="4163774" calcext:value-type="float">
            <text:p>4.163.774 </text:p>
          </table:table-cell>
          <table:table-cell table:style-name="ce15" office:value-type="float" office:value="77487849" calcext:value-type="float">
            <text:p>77.487.849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25" office:value-type="float" office:value="252534408" calcext:value-type="float">
            <text:p>252.534.40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AUTOMÓVEIS</text:p>
          </table:table-cell>
          <table:table-cell table:number-columns-repeated="2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8726" calcext:value-type="float">
            <text:p>8.726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558" calcext:value-type="float">
            <text:p>558 </text:p>
          </table:table-cell>
          <table:table-cell table:style-name="ce15" office:value-type="float" office:value="2447" calcext:value-type="float">
            <text:p>2.447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8971609" calcext:value-type="float">
            <text:p>18.971.609 </text:p>
          </table:table-cell>
          <table:table-cell table:style-name="ce15" office:value-type="float" office:value="24563126" calcext:value-type="float">
            <text:p>24.563.126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60154861" calcext:value-type="float">
            <text:p>60.154.861 </text:p>
          </table:table-cell>
          <table:table-cell table:style-name="ce15" office:value-type="float" office:value="1124" calcext:value-type="float">
            <text:p>1.124 </text:p>
          </table:table-cell>
          <table:table-cell table:number-columns-repeated="2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3561" calcext:value-type="float">
            <text:p>3.561 </text:p>
          </table:table-cell>
          <table:table-cell table:style-name="ce15" office:value-type="float" office:value="326439" calcext:value-type="float">
            <text:p>326.439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40238720" calcext:value-type="float">
            <text:p>40.238.720 </text:p>
          </table:table-cell>
          <table:table-cell table:style-name="ce15" office:value-type="float" office:value="27050427" calcext:value-type="float">
            <text:p>27.050.427 </text:p>
          </table:table-cell>
          <table:table-cell table:style-name="ce15" office:value-type="float" office:value="6781" calcext:value-type="float">
            <text:p>6.781 </text:p>
          </table:table-cell>
          <table:table-cell table:style-name="ce15" office:value-type="float" office:value="6305" calcext:value-type="float">
            <text:p>6.305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48706173" calcext:value-type="float">
            <text:p>48.706.173 </text:p>
          </table:table-cell>
          <table:table-cell table:style-name="ce15" office:value-type="float" office:value="13795318" calcext:value-type="float">
            <text:p>13.795.318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38911292" calcext:value-type="float">
            <text:p>138.911.292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25" office:value-type="float" office:value="372747467" calcext:value-type="float">
            <text:p>372.747.46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VINCULADO À IMPORTACAO</text:p>
          </table:table-cell>
          <table:table-cell table:style-name="ce15" office:value-type="float" office:value="31760" calcext:value-type="float">
            <text:p>31.760 </text:p>
          </table:table-cell>
          <table:table-cell table:style-name="ce15" office:value-type="float" office:value="236148" calcext:value-type="float">
            <text:p>236.148 </text:p>
          </table:table-cell>
          <table:table-cell table:style-name="ce15" office:value-type="float" office:value="13812211" calcext:value-type="float">
            <text:p>13.812.211 </text:p>
          </table:table-cell>
          <table:table-cell table:style-name="ce15" office:value-type="float" office:value="166004" calcext:value-type="float">
            <text:p>166.004 </text:p>
          </table:table-cell>
          <table:table-cell table:style-name="ce15" office:value-type="float" office:value="49923936" calcext:value-type="float">
            <text:p>49.923.936 </text:p>
          </table:table-cell>
          <table:table-cell table:style-name="ce15" office:value-type="float" office:value="17000834" calcext:value-type="float">
            <text:p>17.000.834 </text:p>
          </table:table-cell>
          <table:table-cell table:style-name="ce15" office:value-type="float" office:value="1068634" calcext:value-type="float">
            <text:p>1.068.634 </text:p>
          </table:table-cell>
          <table:table-cell table:style-name="ce15" office:value-type="float" office:value="132352241" calcext:value-type="float">
            <text:p>132.352.241 </text:p>
          </table:table-cell>
          <table:table-cell table:style-name="ce15" office:value-type="float" office:value="6066775" calcext:value-type="float">
            <text:p>6.066.775 </text:p>
          </table:table-cell>
          <table:table-cell table:style-name="ce15" office:value-type="float" office:value="811998" calcext:value-type="float">
            <text:p>811.998 </text:p>
          </table:table-cell>
          <table:table-cell table:style-name="ce15" office:value-type="float" office:value="38281285" calcext:value-type="float">
            <text:p>38.281.285 </text:p>
          </table:table-cell>
          <table:table-cell table:style-name="ce15" office:value-type="float" office:value="91909" calcext:value-type="float">
            <text:p>91.909 </text:p>
          </table:table-cell>
          <table:table-cell table:style-name="ce15" office:value-type="float" office:value="2259699" calcext:value-type="float">
            <text:p>2.259.699 </text:p>
          </table:table-cell>
          <table:table-cell table:style-name="ce15" office:value-type="float" office:value="1475046" calcext:value-type="float">
            <text:p>1.475.046 </text:p>
          </table:table-cell>
          <table:table-cell table:style-name="ce15" office:value-type="float" office:value="1805749" calcext:value-type="float">
            <text:p>1.805.749 </text:p>
          </table:table-cell>
          <table:table-cell table:style-name="ce15" office:value-type="float" office:value="34815298" calcext:value-type="float">
            <text:p>34.815.298 </text:p>
          </table:table-cell>
          <table:table-cell table:style-name="ce15" office:value-type="float" office:value="1762" calcext:value-type="float">
            <text:p>1.762 </text:p>
          </table:table-cell>
          <table:table-cell table:style-name="ce15" office:value-type="float" office:value="123995827" calcext:value-type="float">
            <text:p>123.995.827 </text:p>
          </table:table-cell>
          <table:table-cell table:style-name="ce15" office:value-type="float" office:value="109159722" calcext:value-type="float">
            <text:p>109.159.722 </text:p>
          </table:table-cell>
          <table:table-cell table:style-name="ce15" office:value-type="float" office:value="198670" calcext:value-type="float">
            <text:p>198.670 </text:p>
          </table:table-cell>
          <table:table-cell table:style-name="ce15" office:value-type="float" office:value="9216" calcext:value-type="float">
            <text:p>9.216 </text:p>
          </table:table-cell>
          <table:table-cell table:style-name="ce15" office:value-type="float" office:value="276665" calcext:value-type="float">
            <text:p>276.665 </text:p>
          </table:table-cell>
          <table:table-cell table:style-name="ce15" office:value-type="float" office:value="93765638" calcext:value-type="float">
            <text:p>93.765.638 </text:p>
          </table:table-cell>
          <table:table-cell table:style-name="ce15" office:value-type="float" office:value="160369632" calcext:value-type="float">
            <text:p>160.369.632 </text:p>
          </table:table-cell>
          <table:table-cell table:style-name="ce15" office:value-type="float" office:value="1486303" calcext:value-type="float">
            <text:p>1.486.303 </text:p>
          </table:table-cell>
          <table:table-cell table:style-name="ce15" office:value-type="float" office:value="501434508" calcext:value-type="float">
            <text:p>501.434.508 </text:p>
          </table:table-cell>
          <table:table-cell table:style-name="ce15" office:value-type="float" office:value="10" calcext:value-type="float">
            <text:p>10 </text:p>
          </table:table-cell>
          <table:table-cell table:style-name="ce25" office:value-type="float" office:value="1290897480" calcext:value-type="float">
            <text:p>1.290.897.48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8" office:value-type="string" calcext:value-type="string">
            <text:p><text:s text:c="2"/>IPI - OUTROS</text:p>
          </table:table-cell>
          <table:table-cell table:style-name="ce15" office:value-type="float" office:value="13981" calcext:value-type="float">
            <text:p>13.981 </text:p>
          </table:table-cell>
          <table:table-cell table:style-name="ce15" office:value-type="float" office:value="1848517" calcext:value-type="float">
            <text:p>1.848.517 </text:p>
          </table:table-cell>
          <table:table-cell table:style-name="ce15" office:value-type="float" office:value="4078737" calcext:value-type="float">
            <text:p>4.078.737 </text:p>
          </table:table-cell>
          <table:table-cell table:style-name="ce15" office:value-type="float" office:value="74358" calcext:value-type="float">
            <text:p>74.358 </text:p>
          </table:table-cell>
          <table:table-cell table:style-name="ce15" office:value-type="float" office:value="58082368" calcext:value-type="float">
            <text:p>58.082.368 </text:p>
          </table:table-cell>
          <table:table-cell table:style-name="ce15" office:value-type="float" office:value="10301383" calcext:value-type="float">
            <text:p>10.301.383 </text:p>
          </table:table-cell>
          <table:table-cell table:style-name="ce15" office:value-type="float" office:value="2744248" calcext:value-type="float">
            <text:p>2.744.248 </text:p>
          </table:table-cell>
          <table:table-cell table:style-name="ce15" office:value-type="float" office:value="38905408" calcext:value-type="float">
            <text:p>38.905.408 </text:p>
          </table:table-cell>
          <table:table-cell table:style-name="ce15" office:value-type="float" office:value="14601295" calcext:value-type="float">
            <text:p>14.601.295 </text:p>
          </table:table-cell>
          <table:table-cell table:style-name="ce15" office:value-type="float" office:value="904811" calcext:value-type="float">
            <text:p>904.811 </text:p>
          </table:table-cell>
          <table:table-cell table:style-name="ce15" office:value-type="float" office:value="124245758" calcext:value-type="float">
            <text:p>124.245.758 </text:p>
          </table:table-cell>
          <table:table-cell table:style-name="ce15" office:value-type="float" office:value="6051524" calcext:value-type="float">
            <text:p>6.051.524 </text:p>
          </table:table-cell>
          <table:table-cell table:style-name="ce15" office:value-type="float" office:value="2546540" calcext:value-type="float">
            <text:p>2.546.540 </text:p>
          </table:table-cell>
          <table:table-cell table:style-name="ce15" office:value-type="float" office:value="3973856" calcext:value-type="float">
            <text:p>3.973.856 </text:p>
          </table:table-cell>
          <table:table-cell table:style-name="ce15" office:value-type="float" office:value="2949979" calcext:value-type="float">
            <text:p>2.949.979 </text:p>
          </table:table-cell>
          <table:table-cell table:style-name="ce15" office:value-type="float" office:value="40411230" calcext:value-type="float">
            <text:p>40.411.230 </text:p>
          </table:table-cell>
          <table:table-cell table:style-name="ce15" office:value-type="float" office:value="1087184" calcext:value-type="float">
            <text:p>1.087.184 </text:p>
          </table:table-cell>
          <table:table-cell table:style-name="ce15" office:value-type="float" office:value="120777836" calcext:value-type="float">
            <text:p>120.777.836 </text:p>
          </table:table-cell>
          <table:table-cell table:style-name="ce15" office:value-type="float" office:value="120092714" calcext:value-type="float">
            <text:p>120.092.714 </text:p>
          </table:table-cell>
          <table:table-cell table:style-name="ce15" office:value-type="float" office:value="2351601" calcext:value-type="float">
            <text:p>2.351.601 </text:p>
          </table:table-cell>
          <table:table-cell table:style-name="ce15" office:value-type="float" office:value="2223491" calcext:value-type="float">
            <text:p>2.223.491 </text:p>
          </table:table-cell>
          <table:table-cell table:style-name="ce15" office:value-type="float" office:value="12526" calcext:value-type="float">
            <text:p>12.526 </text:p>
          </table:table-cell>
          <table:table-cell table:style-name="ce15" office:value-type="float" office:value="127324299" calcext:value-type="float">
            <text:p>127.324.299 </text:p>
          </table:table-cell>
          <table:table-cell table:style-name="ce15" office:value-type="float" office:value="156609638" calcext:value-type="float">
            <text:p>156.609.638 </text:p>
          </table:table-cell>
          <table:table-cell table:style-name="ce15" office:value-type="float" office:value="3330469" calcext:value-type="float">
            <text:p>3.330.469 </text:p>
          </table:table-cell>
          <table:table-cell table:style-name="ce15" office:value-type="float" office:value="910850808" calcext:value-type="float">
            <text:p>910.850.808 </text:p>
          </table:table-cell>
          <table:table-cell table:style-name="ce15" office:value-type="float" office:value="1211969" calcext:value-type="float">
            <text:p>1.211.969 </text:p>
          </table:table-cell>
          <table:table-cell table:style-name="ce25" office:value-type="float" office:value="1757606531" calcext:value-type="float">
            <text:p>1.757.606.53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OBRE A RENDA - TOTAL</text:p>
          </table:table-cell>
          <table:table-cell table:style-name="ce15" office:value-type="float" office:value="15080140" calcext:value-type="float">
            <text:p>15.080.140 </text:p>
          </table:table-cell>
          <table:table-cell table:style-name="ce15" office:value-type="float" office:value="56775393" calcext:value-type="float">
            <text:p>56.775.393 </text:p>
          </table:table-cell>
          <table:table-cell table:style-name="ce15" office:value-type="float" office:value="263864980" calcext:value-type="float">
            <text:p>263.864.980 </text:p>
          </table:table-cell>
          <table:table-cell table:style-name="ce15" office:value-type="float" office:value="13032111" calcext:value-type="float">
            <text:p>13.032.111 </text:p>
          </table:table-cell>
          <table:table-cell table:style-name="ce15" office:value-type="float" office:value="310719044" calcext:value-type="float">
            <text:p>310.719.044 </text:p>
          </table:table-cell>
          <table:table-cell table:style-name="ce15" office:value-type="float" office:value="249164636" calcext:value-type="float">
            <text:p>249.164.636 </text:p>
          </table:table-cell>
          <table:table-cell table:style-name="ce15" office:value-type="float" office:value="2641318362" calcext:value-type="float">
            <text:p>2.641.318.362 </text:p>
          </table:table-cell>
          <table:table-cell table:style-name="ce15" office:value-type="float" office:value="200708671" calcext:value-type="float">
            <text:p>200.708.671 </text:p>
          </table:table-cell>
          <table:table-cell table:style-name="ce15" office:value-type="float" office:value="209360977" calcext:value-type="float">
            <text:p>209.360.977 </text:p>
          </table:table-cell>
          <table:table-cell table:style-name="ce15" office:value-type="float" office:value="72461663" calcext:value-type="float">
            <text:p>72.461.663 </text:p>
          </table:table-cell>
          <table:table-cell table:style-name="ce15" office:value-type="float" office:value="1202168734" calcext:value-type="float">
            <text:p>1.202.168.734 </text:p>
          </table:table-cell>
          <table:table-cell table:style-name="ce15" office:value-type="float" office:value="103514106" calcext:value-type="float">
            <text:p>103.514.106 </text:p>
          </table:table-cell>
          <table:table-cell table:style-name="ce15" office:value-type="float" office:value="128700534" calcext:value-type="float">
            <text:p>128.700.534 </text:p>
          </table:table-cell>
          <table:table-cell table:style-name="ce15" office:value-type="float" office:value="191670171" calcext:value-type="float">
            <text:p>191.670.171 </text:p>
          </table:table-cell>
          <table:table-cell table:style-name="ce15" office:value-type="float" office:value="85881067" calcext:value-type="float">
            <text:p>85.881.067 </text:p>
          </table:table-cell>
          <table:table-cell table:style-name="ce15" office:value-type="float" office:value="290854618" calcext:value-type="float">
            <text:p>290.854.618 </text:p>
          </table:table-cell>
          <table:table-cell table:style-name="ce15" office:value-type="float" office:value="53146729" calcext:value-type="float">
            <text:p>53.146.729 </text:p>
          </table:table-cell>
          <table:table-cell table:style-name="ce15" office:value-type="float" office:value="875488519" calcext:value-type="float">
            <text:p>875.488.519 </text:p>
          </table:table-cell>
          <table:table-cell table:style-name="ce15" office:value-type="float" office:value="3660140328" calcext:value-type="float">
            <text:p>3.660.140.328 </text:p>
          </table:table-cell>
          <table:table-cell table:style-name="ce15" office:value-type="float" office:value="82655992" calcext:value-type="float">
            <text:p>82.655.992 </text:p>
          </table:table-cell>
          <table:table-cell table:style-name="ce15" office:value-type="float" office:value="46646853" calcext:value-type="float">
            <text:p>46.646.853 </text:p>
          </table:table-cell>
          <table:table-cell table:style-name="ce15" office:value-type="float" office:value="13527332" calcext:value-type="float">
            <text:p>13.527.332 </text:p>
          </table:table-cell>
          <table:table-cell table:style-name="ce15" office:value-type="float" office:value="888228381" calcext:value-type="float">
            <text:p>888.228.381 </text:p>
          </table:table-cell>
          <table:table-cell table:style-name="ce15" office:value-type="float" office:value="542529717" calcext:value-type="float">
            <text:p>542.529.717 </text:p>
          </table:table-cell>
          <table:table-cell table:style-name="ce15" office:value-type="float" office:value="63745037" calcext:value-type="float">
            <text:p>63.745.037 </text:p>
          </table:table-cell>
          <table:table-cell table:style-name="ce15" office:value-type="float" office:value="8766465816" calcext:value-type="float">
            <text:p>8.766.465.816 </text:p>
          </table:table-cell>
          <table:table-cell table:style-name="ce15" office:value-type="float" office:value="25409096" calcext:value-type="float">
            <text:p>25.409.096 </text:p>
          </table:table-cell>
          <table:table-cell table:style-name="ce25" office:value-type="float" office:value="21053259007" calcext:value-type="float">
            <text:p>21.053.259.00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RPF</text:p>
          </table:table-cell>
          <table:table-cell table:style-name="ce15" office:value-type="float" office:value="5011183" calcext:value-type="float">
            <text:p>5.011.183 </text:p>
          </table:table-cell>
          <table:table-cell table:style-name="ce15" office:value-type="float" office:value="18944991" calcext:value-type="float">
            <text:p>18.944.991 </text:p>
          </table:table-cell>
          <table:table-cell table:style-name="ce15" office:value-type="float" office:value="21394485" calcext:value-type="float">
            <text:p>21.394.485 </text:p>
          </table:table-cell>
          <table:table-cell table:style-name="ce15" office:value-type="float" office:value="4313985" calcext:value-type="float">
            <text:p>4.313.985 </text:p>
          </table:table-cell>
          <table:table-cell table:style-name="ce15" office:value-type="float" office:value="70820608" calcext:value-type="float">
            <text:p>70.820.608 </text:p>
          </table:table-cell>
          <table:table-cell table:style-name="ce15" office:value-type="float" office:value="46737577" calcext:value-type="float">
            <text:p>46.737.577 </text:p>
          </table:table-cell>
          <table:table-cell table:style-name="ce15" office:value-type="float" office:value="100239549" calcext:value-type="float">
            <text:p>100.239.549 </text:p>
          </table:table-cell>
          <table:table-cell table:style-name="ce15" office:value-type="float" office:value="40619139" calcext:value-type="float">
            <text:p>40.619.139 </text:p>
          </table:table-cell>
          <table:table-cell table:style-name="ce15" office:value-type="float" office:value="63122311" calcext:value-type="float">
            <text:p>63.122.311 </text:p>
          </table:table-cell>
          <table:table-cell table:style-name="ce15" office:value-type="float" office:value="25066827" calcext:value-type="float">
            <text:p>25.066.827 </text:p>
          </table:table-cell>
          <table:table-cell table:style-name="ce15" office:value-type="float" office:value="225643098" calcext:value-type="float">
            <text:p>225.643.098 </text:p>
          </table:table-cell>
          <table:table-cell table:style-name="ce15" office:value-type="float" office:value="36908234" calcext:value-type="float">
            <text:p>36.908.234 </text:p>
          </table:table-cell>
          <table:table-cell table:style-name="ce15" office:value-type="float" office:value="33462755" calcext:value-type="float">
            <text:p>33.462.755 </text:p>
          </table:table-cell>
          <table:table-cell table:style-name="ce15" office:value-type="float" office:value="42686213" calcext:value-type="float">
            <text:p>42.686.213 </text:p>
          </table:table-cell>
          <table:table-cell table:style-name="ce15" office:value-type="float" office:value="27358898" calcext:value-type="float">
            <text:p>27.358.898 </text:p>
          </table:table-cell>
          <table:table-cell table:style-name="ce15" office:value-type="float" office:value="66454110" calcext:value-type="float">
            <text:p>66.454.110 </text:p>
          </table:table-cell>
          <table:table-cell table:style-name="ce15" office:value-type="float" office:value="16118133" calcext:value-type="float">
            <text:p>16.118.133 </text:p>
          </table:table-cell>
          <table:table-cell table:style-name="ce15" office:value-type="float" office:value="152313751" calcext:value-type="float">
            <text:p>152.313.751 </text:p>
          </table:table-cell>
          <table:table-cell table:style-name="ce15" office:value-type="float" office:value="404928965" calcext:value-type="float">
            <text:p>404.928.965 </text:p>
          </table:table-cell>
          <table:table-cell table:style-name="ce15" office:value-type="float" office:value="23967296" calcext:value-type="float">
            <text:p>23.967.296 </text:p>
          </table:table-cell>
          <table:table-cell table:style-name="ce15" office:value-type="float" office:value="16521006" calcext:value-type="float">
            <text:p>16.521.006 </text:p>
          </table:table-cell>
          <table:table-cell table:style-name="ce15" office:value-type="float" office:value="4513013" calcext:value-type="float">
            <text:p>4.513.013 </text:p>
          </table:table-cell>
          <table:table-cell table:style-name="ce15" office:value-type="float" office:value="186443345" calcext:value-type="float">
            <text:p>186.443.345 </text:p>
          </table:table-cell>
          <table:table-cell table:style-name="ce15" office:value-type="float" office:value="119130275" calcext:value-type="float">
            <text:p>119.130.275 </text:p>
          </table:table-cell>
          <table:table-cell table:style-name="ce15" office:value-type="float" office:value="22702636" calcext:value-type="float">
            <text:p>22.702.636 </text:p>
          </table:table-cell>
          <table:table-cell table:style-name="ce15" office:value-type="float" office:value="881255356" calcext:value-type="float">
            <text:p>881.255.356 </text:p>
          </table:table-cell>
          <table:table-cell table:style-name="ce15" office:value-type="float" office:value="7374040" calcext:value-type="float">
            <text:p>7.374.040 </text:p>
          </table:table-cell>
          <table:table-cell table:style-name="ce25" office:value-type="float" office:value="2664051780" calcext:value-type="float">
            <text:p>2.664.051.78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RPJ</text:p>
          </table:table-cell>
          <table:table-cell table:style-name="ce15" office:value-type="float" office:value="4593612" calcext:value-type="float">
            <text:p>4.593.612 </text:p>
          </table:table-cell>
          <table:table-cell table:style-name="ce15" office:value-type="float" office:value="15040310" calcext:value-type="float">
            <text:p>15.040.310 </text:p>
          </table:table-cell>
          <table:table-cell table:style-name="ce15" office:value-type="float" office:value="162568359" calcext:value-type="float">
            <text:p>162.568.359 </text:p>
          </table:table-cell>
          <table:table-cell table:style-name="ce15" office:value-type="float" office:value="4926784" calcext:value-type="float">
            <text:p>4.926.784 </text:p>
          </table:table-cell>
          <table:table-cell table:style-name="ce15" office:value-type="float" office:value="113265594" calcext:value-type="float">
            <text:p>113.265.594 </text:p>
          </table:table-cell>
          <table:table-cell table:style-name="ce15" office:value-type="float" office:value="89532359" calcext:value-type="float">
            <text:p>89.532.359 </text:p>
          </table:table-cell>
          <table:table-cell table:style-name="ce15" office:value-type="float" office:value="390241280" calcext:value-type="float">
            <text:p>390.241.280 </text:p>
          </table:table-cell>
          <table:table-cell table:style-name="ce15" office:value-type="float" office:value="84386150" calcext:value-type="float">
            <text:p>84.386.150 </text:p>
          </table:table-cell>
          <table:table-cell table:style-name="ce15" office:value-type="float" office:value="74820531" calcext:value-type="float">
            <text:p>74.820.531 </text:p>
          </table:table-cell>
          <table:table-cell table:style-name="ce15" office:value-type="float" office:value="22884702" calcext:value-type="float">
            <text:p>22.884.702 </text:p>
          </table:table-cell>
          <table:table-cell table:style-name="ce15" office:value-type="float" office:value="498325327" calcext:value-type="float">
            <text:p>498.325.327 </text:p>
          </table:table-cell>
          <table:table-cell table:style-name="ce15" office:value-type="float" office:value="34376146" calcext:value-type="float">
            <text:p>34.376.146 </text:p>
          </table:table-cell>
          <table:table-cell table:style-name="ce15" office:value-type="float" office:value="44627604" calcext:value-type="float">
            <text:p>44.627.604 </text:p>
          </table:table-cell>
          <table:table-cell table:style-name="ce15" office:value-type="float" office:value="91071168" calcext:value-type="float">
            <text:p>91.071.168 </text:p>
          </table:table-cell>
          <table:table-cell table:style-name="ce15" office:value-type="float" office:value="23190834" calcext:value-type="float">
            <text:p>23.190.834 </text:p>
          </table:table-cell>
          <table:table-cell table:style-name="ce15" office:value-type="float" office:value="97424385" calcext:value-type="float">
            <text:p>97.424.385 </text:p>
          </table:table-cell>
          <table:table-cell table:style-name="ce15" office:value-type="float" office:value="19974658" calcext:value-type="float">
            <text:p>19.974.658 </text:p>
          </table:table-cell>
          <table:table-cell table:style-name="ce15" office:value-type="float" office:value="341852862" calcext:value-type="float">
            <text:p>341.852.862 </text:p>
          </table:table-cell>
          <table:table-cell table:style-name="ce15" office:value-type="float" office:value="1491297314" calcext:value-type="float">
            <text:p>1.491.297.314 </text:p>
          </table:table-cell>
          <table:table-cell table:style-name="ce15" office:value-type="float" office:value="23742438" calcext:value-type="float">
            <text:p>23.742.438 </text:p>
          </table:table-cell>
          <table:table-cell table:style-name="ce15" office:value-type="float" office:value="14065630" calcext:value-type="float">
            <text:p>14.065.630 </text:p>
          </table:table-cell>
          <table:table-cell table:style-name="ce15" office:value-type="float" office:value="4361570" calcext:value-type="float">
            <text:p>4.361.570 </text:p>
          </table:table-cell>
          <table:table-cell table:style-name="ce15" office:value-type="float" office:value="306078158" calcext:value-type="float">
            <text:p>306.078.158 </text:p>
          </table:table-cell>
          <table:table-cell table:style-name="ce15" office:value-type="float" office:value="236800304" calcext:value-type="float">
            <text:p>236.800.304 </text:p>
          </table:table-cell>
          <table:table-cell table:style-name="ce15" office:value-type="float" office:value="15801695" calcext:value-type="float">
            <text:p>15.801.695 </text:p>
          </table:table-cell>
          <table:table-cell table:style-name="ce15" office:value-type="float" office:value="3053629467" calcext:value-type="float">
            <text:p>3.053.629.467 </text:p>
          </table:table-cell>
          <table:table-cell table:style-name="ce15" office:value-type="float" office:value="10494096" calcext:value-type="float">
            <text:p>10.494.096 </text:p>
          </table:table-cell>
          <table:table-cell table:style-name="ce25" office:value-type="float" office:value="7269373338" calcext:value-type="float">
            <text:p>7.269.373.33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ENTIDADES FINANCEIRAS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8482" calcext:value-type="float">
            <text:p>28.482 </text:p>
          </table:table-cell>
          <table:table-cell table:style-name="ce15" office:value-type="float" office:value="164461" calcext:value-type="float">
            <text:p>164.461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148278" calcext:value-type="float">
            <text:p>2.148.278 </text:p>
          </table:table-cell>
          <table:table-cell table:style-name="ce15" office:value-type="float" office:value="15030655" calcext:value-type="float">
            <text:p>15.030.655 </text:p>
          </table:table-cell>
          <table:table-cell table:style-name="ce15" office:value-type="float" office:value="117304385" calcext:value-type="float">
            <text:p>117.304.385 </text:p>
          </table:table-cell>
          <table:table-cell table:style-name="ce15" office:value-type="float" office:value="7213816" calcext:value-type="float">
            <text:p>7.213.816 </text:p>
          </table:table-cell>
          <table:table-cell table:style-name="ce15" office:value-type="float" office:value="197802" calcext:value-type="float">
            <text:p>197.802 </text:p>
          </table:table-cell>
          <table:table-cell table:style-name="ce15" office:value-type="float" office:value="-470737" calcext:value-type="float">
            <text:p>(470.737)</text:p>
          </table:table-cell>
          <table:table-cell table:style-name="ce15" office:value-type="float" office:value="3844798" calcext:value-type="float">
            <text:p>3.844.798 </text:p>
          </table:table-cell>
          <table:table-cell table:style-name="ce15" office:value-type="float" office:value="60704" calcext:value-type="float">
            <text:p>60.704 </text:p>
          </table:table-cell>
          <table:table-cell table:style-name="ce15" office:value-type="float" office:value="182463" calcext:value-type="float">
            <text:p>182.463 </text:p>
          </table:table-cell>
          <table:table-cell table:style-name="ce15" office:value-type="float" office:value="12328553" calcext:value-type="float">
            <text:p>12.328.553 </text:p>
          </table:table-cell>
          <table:table-cell table:style-name="ce15" office:value-type="float" office:value="1878" calcext:value-type="float">
            <text:p>1.878 </text:p>
          </table:table-cell>
          <table:table-cell table:style-name="ce15" office:value-type="float" office:value="7289502" calcext:value-type="float">
            <text:p>7.289.502 </text:p>
          </table:table-cell>
          <table:table-cell table:style-name="ce15" office:value-type="float" office:value="-58160" calcext:value-type="float">
            <text:p>(58.160)</text:p>
          </table:table-cell>
          <table:table-cell table:style-name="ce15" office:value-type="float" office:value="23632554" calcext:value-type="float">
            <text:p>23.632.554 </text:p>
          </table:table-cell>
          <table:table-cell table:style-name="ce15" office:value-type="float" office:value="413761267" calcext:value-type="float">
            <text:p>413.761.267 </text:p>
          </table:table-cell>
          <table:table-cell table:style-name="ce15" office:value-type="float" office:value="2206" calcext:value-type="float">
            <text:p>2.206 </text:p>
          </table:table-cell>
          <table:table-cell table:style-name="ce15" office:value-type="float" office:value="12396" calcext:value-type="float">
            <text:p>12.396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9994910" calcext:value-type="float">
            <text:p>19.994.910 </text:p>
          </table:table-cell>
          <table:table-cell table:style-name="ce15" office:value-type="float" office:value="1075412" calcext:value-type="float">
            <text:p>1.075.412 </text:p>
          </table:table-cell>
          <table:table-cell table:style-name="ce15" office:value-type="float" office:value="1106223" calcext:value-type="float">
            <text:p>1.106.223 </text:p>
          </table:table-cell>
          <table:table-cell table:style-name="ce15" office:value-type="float" office:value="667598201" calcext:value-type="float">
            <text:p>667.598.201 </text:p>
          </table:table-cell>
          <table:table-cell table:style-name="ce15" office:value-type="float" office:value="8378" calcext:value-type="float">
            <text:p>8.378 </text:p>
          </table:table-cell>
          <table:table-cell table:style-name="ce25" office:value-type="float" office:value="1292458427" calcext:value-type="float">
            <text:p>1.292.458.42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DEMAIS EMPRESAS</text:p>
          </table:table-cell>
          <table:table-cell table:style-name="ce15" office:value-type="float" office:value="4593612" calcext:value-type="float">
            <text:p>4.593.612 </text:p>
          </table:table-cell>
          <table:table-cell table:style-name="ce15" office:value-type="float" office:value="15011828" calcext:value-type="float">
            <text:p>15.011.828 </text:p>
          </table:table-cell>
          <table:table-cell table:style-name="ce15" office:value-type="float" office:value="162403898" calcext:value-type="float">
            <text:p>162.403.898 </text:p>
          </table:table-cell>
          <table:table-cell table:style-name="ce15" office:value-type="float" office:value="4926784" calcext:value-type="float">
            <text:p>4.926.784 </text:p>
          </table:table-cell>
          <table:table-cell table:style-name="ce15" office:value-type="float" office:value="111117316" calcext:value-type="float">
            <text:p>111.117.316 </text:p>
          </table:table-cell>
          <table:table-cell table:style-name="ce15" office:value-type="float" office:value="74501704" calcext:value-type="float">
            <text:p>74.501.704 </text:p>
          </table:table-cell>
          <table:table-cell table:style-name="ce15" office:value-type="float" office:value="272936895" calcext:value-type="float">
            <text:p>272.936.895 </text:p>
          </table:table-cell>
          <table:table-cell table:style-name="ce15" office:value-type="float" office:value="77172334" calcext:value-type="float">
            <text:p>77.172.334 </text:p>
          </table:table-cell>
          <table:table-cell table:style-name="ce15" office:value-type="float" office:value="74622729" calcext:value-type="float">
            <text:p>74.622.729 </text:p>
          </table:table-cell>
          <table:table-cell table:style-name="ce15" office:value-type="float" office:value="23355439" calcext:value-type="float">
            <text:p>23.355.439 </text:p>
          </table:table-cell>
          <table:table-cell table:style-name="ce15" office:value-type="float" office:value="494480529" calcext:value-type="float">
            <text:p>494.480.529 </text:p>
          </table:table-cell>
          <table:table-cell table:style-name="ce15" office:value-type="float" office:value="34315442" calcext:value-type="float">
            <text:p>34.315.442 </text:p>
          </table:table-cell>
          <table:table-cell table:style-name="ce15" office:value-type="float" office:value="44445142" calcext:value-type="float">
            <text:p>44.445.142 </text:p>
          </table:table-cell>
          <table:table-cell table:style-name="ce15" office:value-type="float" office:value="78742615" calcext:value-type="float">
            <text:p>78.742.615 </text:p>
          </table:table-cell>
          <table:table-cell table:style-name="ce15" office:value-type="float" office:value="23188956" calcext:value-type="float">
            <text:p>23.188.956 </text:p>
          </table:table-cell>
          <table:table-cell table:style-name="ce15" office:value-type="float" office:value="90134883" calcext:value-type="float">
            <text:p>90.134.883 </text:p>
          </table:table-cell>
          <table:table-cell table:style-name="ce15" office:value-type="float" office:value="20032818" calcext:value-type="float">
            <text:p>20.032.818 </text:p>
          </table:table-cell>
          <table:table-cell table:style-name="ce15" office:value-type="float" office:value="318220308" calcext:value-type="float">
            <text:p>318.220.308 </text:p>
          </table:table-cell>
          <table:table-cell table:style-name="ce15" office:value-type="float" office:value="1077536047" calcext:value-type="float">
            <text:p>1.077.536.047 </text:p>
          </table:table-cell>
          <table:table-cell table:style-name="ce15" office:value-type="float" office:value="23740232" calcext:value-type="float">
            <text:p>23.740.232 </text:p>
          </table:table-cell>
          <table:table-cell table:style-name="ce15" office:value-type="float" office:value="14053235" calcext:value-type="float">
            <text:p>14.053.235 </text:p>
          </table:table-cell>
          <table:table-cell table:style-name="ce15" office:value-type="float" office:value="4361570" calcext:value-type="float">
            <text:p>4.361.570 </text:p>
          </table:table-cell>
          <table:table-cell table:style-name="ce15" office:value-type="float" office:value="286083248" calcext:value-type="float">
            <text:p>286.083.248 </text:p>
          </table:table-cell>
          <table:table-cell table:style-name="ce15" office:value-type="float" office:value="235724892" calcext:value-type="float">
            <text:p>235.724.892 </text:p>
          </table:table-cell>
          <table:table-cell table:style-name="ce15" office:value-type="float" office:value="14695472" calcext:value-type="float">
            <text:p>14.695.472 </text:p>
          </table:table-cell>
          <table:table-cell table:style-name="ce15" office:value-type="float" office:value="2386031266" calcext:value-type="float">
            <text:p>2.386.031.266 </text:p>
          </table:table-cell>
          <table:table-cell table:style-name="ce15" office:value-type="float" office:value="10485718" calcext:value-type="float">
            <text:p>10.485.718 </text:p>
          </table:table-cell>
          <table:table-cell table:style-name="ce25" office:value-type="float" office:value="5976914911" calcext:value-type="float">
            <text:p>5.976.914.91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MPOSTO S/ RENDA RETIDO NA FONTE</text:p>
          </table:table-cell>
          <table:table-cell table:style-name="ce15" office:value-type="float" office:value="5475344" calcext:value-type="float">
            <text:p>5.475.344 </text:p>
          </table:table-cell>
          <table:table-cell table:style-name="ce15" office:value-type="float" office:value="22790091" calcext:value-type="float">
            <text:p>22.790.091 </text:p>
          </table:table-cell>
          <table:table-cell table:style-name="ce15" office:value-type="float" office:value="79902136" calcext:value-type="float">
            <text:p>79.902.136 </text:p>
          </table:table-cell>
          <table:table-cell table:style-name="ce15" office:value-type="float" office:value="3791342" calcext:value-type="float">
            <text:p>3.791.342 </text:p>
          </table:table-cell>
          <table:table-cell table:style-name="ce15" office:value-type="float" office:value="126632842" calcext:value-type="float">
            <text:p>126.632.842 </text:p>
          </table:table-cell>
          <table:table-cell table:style-name="ce15" office:value-type="float" office:value="112894700" calcext:value-type="float">
            <text:p>112.894.700 </text:p>
          </table:table-cell>
          <table:table-cell table:style-name="ce15" office:value-type="float" office:value="2150837533" calcext:value-type="float">
            <text:p>2.150.837.533 </text:p>
          </table:table-cell>
          <table:table-cell table:style-name="ce15" office:value-type="float" office:value="75703382" calcext:value-type="float">
            <text:p>75.703.382 </text:p>
          </table:table-cell>
          <table:table-cell table:style-name="ce15" office:value-type="float" office:value="71418135" calcext:value-type="float">
            <text:p>71.418.135 </text:p>
          </table:table-cell>
          <table:table-cell table:style-name="ce15" office:value-type="float" office:value="24510133" calcext:value-type="float">
            <text:p>24.510.133 </text:p>
          </table:table-cell>
          <table:table-cell table:style-name="ce15" office:value-type="float" office:value="478200309" calcext:value-type="float">
            <text:p>478.200.309 </text:p>
          </table:table-cell>
          <table:table-cell table:style-name="ce15" office:value-type="float" office:value="32229726" calcext:value-type="float">
            <text:p>32.229.726 </text:p>
          </table:table-cell>
          <table:table-cell table:style-name="ce15" office:value-type="float" office:value="50610175" calcext:value-type="float">
            <text:p>50.610.175 </text:p>
          </table:table-cell>
          <table:table-cell table:style-name="ce15" office:value-type="float" office:value="57912791" calcext:value-type="float">
            <text:p>57.912.791 </text:p>
          </table:table-cell>
          <table:table-cell table:style-name="ce15" office:value-type="float" office:value="35331334" calcext:value-type="float">
            <text:p>35.331.334 </text:p>
          </table:table-cell>
          <table:table-cell table:style-name="ce15" office:value-type="float" office:value="126976123" calcext:value-type="float">
            <text:p>126.976.123 </text:p>
          </table:table-cell>
          <table:table-cell table:style-name="ce15" office:value-type="float" office:value="17053939" calcext:value-type="float">
            <text:p>17.053.939 </text:p>
          </table:table-cell>
          <table:table-cell table:style-name="ce15" office:value-type="float" office:value="381321906" calcext:value-type="float">
            <text:p>381.321.906 </text:p>
          </table:table-cell>
          <table:table-cell table:style-name="ce15" office:value-type="float" office:value="1763914048" calcext:value-type="float">
            <text:p>1.763.914.048 </text:p>
          </table:table-cell>
          <table:table-cell table:style-name="ce15" office:value-type="float" office:value="34946257" calcext:value-type="float">
            <text:p>34.946.257 </text:p>
          </table:table-cell>
          <table:table-cell table:style-name="ce15" office:value-type="float" office:value="16060217" calcext:value-type="float">
            <text:p>16.060.217 </text:p>
          </table:table-cell>
          <table:table-cell table:style-name="ce15" office:value-type="float" office:value="4652750" calcext:value-type="float">
            <text:p>4.652.750 </text:p>
          </table:table-cell>
          <table:table-cell table:style-name="ce15" office:value-type="float" office:value="395706878" calcext:value-type="float">
            <text:p>395.706.878 </text:p>
          </table:table-cell>
          <table:table-cell table:style-name="ce15" office:value-type="float" office:value="186599138" calcext:value-type="float">
            <text:p>186.599.138 </text:p>
          </table:table-cell>
          <table:table-cell table:style-name="ce15" office:value-type="float" office:value="25240706" calcext:value-type="float">
            <text:p>25.240.706 </text:p>
          </table:table-cell>
          <table:table-cell table:style-name="ce15" office:value-type="float" office:value="4831580993" calcext:value-type="float">
            <text:p>4.831.580.993 </text:p>
          </table:table-cell>
          <table:table-cell table:style-name="ce15" office:value-type="float" office:value="7540961" calcext:value-type="float">
            <text:p>7.540.961 </text:p>
          </table:table-cell>
          <table:table-cell table:style-name="ce25" office:value-type="float" office:value="11119833888" calcext:value-type="float">
            <text:p>11.119.833.88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NDIMENTOS DO TRABALHO</text:p>
          </table:table-cell>
          <table:table-cell table:style-name="ce15" office:value-type="float" office:value="5089412" calcext:value-type="float">
            <text:p>5.089.412 </text:p>
          </table:table-cell>
          <table:table-cell table:style-name="ce15" office:value-type="float" office:value="19289857" calcext:value-type="float">
            <text:p>19.289.857 </text:p>
          </table:table-cell>
          <table:table-cell table:style-name="ce15" office:value-type="float" office:value="59592458" calcext:value-type="float">
            <text:p>59.592.458 </text:p>
          </table:table-cell>
          <table:table-cell table:style-name="ce15" office:value-type="float" office:value="2906113" calcext:value-type="float">
            <text:p>2.906.113 </text:p>
          </table:table-cell>
          <table:table-cell table:style-name="ce15" office:value-type="float" office:value="95482372" calcext:value-type="float">
            <text:p>95.482.372 </text:p>
          </table:table-cell>
          <table:table-cell table:style-name="ce15" office:value-type="float" office:value="84130982" calcext:value-type="float">
            <text:p>84.130.982 </text:p>
          </table:table-cell>
          <table:table-cell table:style-name="ce15" office:value-type="float" office:value="1664047095" calcext:value-type="float">
            <text:p>1.664.047.095 </text:p>
          </table:table-cell>
          <table:table-cell table:style-name="ce15" office:value-type="float" office:value="57595758" calcext:value-type="float">
            <text:p>57.595.758 </text:p>
          </table:table-cell>
          <table:table-cell table:style-name="ce15" office:value-type="float" office:value="58396157" calcext:value-type="float">
            <text:p>58.396.157 </text:p>
          </table:table-cell>
          <table:table-cell table:style-name="ce15" office:value-type="float" office:value="20075008" calcext:value-type="float">
            <text:p>20.075.008 </text:p>
          </table:table-cell>
          <table:table-cell table:style-name="ce15" office:value-type="float" office:value="336194541" calcext:value-type="float">
            <text:p>336.194.541 </text:p>
          </table:table-cell>
          <table:table-cell table:style-name="ce15" office:value-type="float" office:value="26053915" calcext:value-type="float">
            <text:p>26.053.915 </text:p>
          </table:table-cell>
          <table:table-cell table:style-name="ce15" office:value-type="float" office:value="36699498" calcext:value-type="float">
            <text:p>36.699.498 </text:p>
          </table:table-cell>
          <table:table-cell table:style-name="ce15" office:value-type="float" office:value="46172389" calcext:value-type="float">
            <text:p>46.172.389 </text:p>
          </table:table-cell>
          <table:table-cell table:style-name="ce15" office:value-type="float" office:value="30974469" calcext:value-type="float">
            <text:p>30.974.469 </text:p>
          </table:table-cell>
          <table:table-cell table:style-name="ce15" office:value-type="float" office:value="98029066" calcext:value-type="float">
            <text:p>98.029.066 </text:p>
          </table:table-cell>
          <table:table-cell table:style-name="ce15" office:value-type="float" office:value="15230602" calcext:value-type="float">
            <text:p>15.230.602 </text:p>
          </table:table-cell>
          <table:table-cell table:style-name="ce15" office:value-type="float" office:value="227303630" calcext:value-type="float">
            <text:p>227.303.630 </text:p>
          </table:table-cell>
          <table:table-cell table:style-name="ce15" office:value-type="float" office:value="1034955881" calcext:value-type="float">
            <text:p>1.034.955.881 </text:p>
          </table:table-cell>
          <table:table-cell table:style-name="ce15" office:value-type="float" office:value="31494401" calcext:value-type="float">
            <text:p>31.494.401 </text:p>
          </table:table-cell>
          <table:table-cell table:style-name="ce15" office:value-type="float" office:value="13350117" calcext:value-type="float">
            <text:p>13.350.117 </text:p>
          </table:table-cell>
          <table:table-cell table:style-name="ce15" office:value-type="float" office:value="4363088" calcext:value-type="float">
            <text:p>4.363.088 </text:p>
          </table:table-cell>
          <table:table-cell table:style-name="ce15" office:value-type="float" office:value="276071766" calcext:value-type="float">
            <text:p>276.071.766 </text:p>
          </table:table-cell>
          <table:table-cell table:style-name="ce15" office:value-type="float" office:value="134549400" calcext:value-type="float">
            <text:p>134.549.400 </text:p>
          </table:table-cell>
          <table:table-cell table:style-name="ce15" office:value-type="float" office:value="21100442" calcext:value-type="float">
            <text:p>21.100.442 </text:p>
          </table:table-cell>
          <table:table-cell table:style-name="ce15" office:value-type="float" office:value="2426624624" calcext:value-type="float">
            <text:p>2.426.624.624 </text:p>
          </table:table-cell>
          <table:table-cell table:style-name="ce15" office:value-type="float" office:value="6295441" calcext:value-type="float">
            <text:p>6.295.441 </text:p>
          </table:table-cell>
          <table:table-cell table:style-name="ce25" office:value-type="float" office:value="6832068484" calcext:value-type="float">
            <text:p>6.832.068.48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NDIMENTOS DO CAPITAL</text:p>
          </table:table-cell>
          <table:table-cell table:style-name="ce15" office:value-type="float" office:value="188563" calcext:value-type="float">
            <text:p>188.563 </text:p>
          </table:table-cell>
          <table:table-cell table:style-name="ce15" office:value-type="float" office:value="1698201" calcext:value-type="float">
            <text:p>1.698.201 </text:p>
          </table:table-cell>
          <table:table-cell table:style-name="ce15" office:value-type="float" office:value="5875218" calcext:value-type="float">
            <text:p>5.875.218 </text:p>
          </table:table-cell>
          <table:table-cell table:style-name="ce15" office:value-type="float" office:value="62472" calcext:value-type="float">
            <text:p>62.472 </text:p>
          </table:table-cell>
          <table:table-cell table:style-name="ce15" office:value-type="float" office:value="11331893" calcext:value-type="float">
            <text:p>11.331.893 </text:p>
          </table:table-cell>
          <table:table-cell table:style-name="ce15" office:value-type="float" office:value="6782723" calcext:value-type="float">
            <text:p>6.782.723 </text:p>
          </table:table-cell>
          <table:table-cell table:style-name="ce15" office:value-type="float" office:value="331511791" calcext:value-type="float">
            <text:p>331.511.791 </text:p>
          </table:table-cell>
          <table:table-cell table:style-name="ce15" office:value-type="float" office:value="7835161" calcext:value-type="float">
            <text:p>7.835.161 </text:p>
          </table:table-cell>
          <table:table-cell table:style-name="ce15" office:value-type="float" office:value="4242446" calcext:value-type="float">
            <text:p>4.242.446 </text:p>
          </table:table-cell>
          <table:table-cell table:style-name="ce15" office:value-type="float" office:value="1160894" calcext:value-type="float">
            <text:p>1.160.894 </text:p>
          </table:table-cell>
          <table:table-cell table:style-name="ce15" office:value-type="float" office:value="45681884" calcext:value-type="float">
            <text:p>45.681.884 </text:p>
          </table:table-cell>
          <table:table-cell table:style-name="ce15" office:value-type="float" office:value="2495244" calcext:value-type="float">
            <text:p>2.495.244 </text:p>
          </table:table-cell>
          <table:table-cell table:style-name="ce15" office:value-type="float" office:value="9017710" calcext:value-type="float">
            <text:p>9.017.710 </text:p>
          </table:table-cell>
          <table:table-cell table:style-name="ce15" office:value-type="float" office:value="6892931" calcext:value-type="float">
            <text:p>6.892.931 </text:p>
          </table:table-cell>
          <table:table-cell table:style-name="ce15" office:value-type="float" office:value="1087130" calcext:value-type="float">
            <text:p>1.087.130 </text:p>
          </table:table-cell>
          <table:table-cell table:style-name="ce15" office:value-type="float" office:value="10390005" calcext:value-type="float">
            <text:p>10.390.005 </text:p>
          </table:table-cell>
          <table:table-cell table:style-name="ce15" office:value-type="float" office:value="331920" calcext:value-type="float">
            <text:p>331.920 </text:p>
          </table:table-cell>
          <table:table-cell table:style-name="ce15" office:value-type="float" office:value="102476151" calcext:value-type="float">
            <text:p>102.476.151 </text:p>
          </table:table-cell>
          <table:table-cell table:style-name="ce15" office:value-type="float" office:value="364648802" calcext:value-type="float">
            <text:p>364.648.802 </text:p>
          </table:table-cell>
          <table:table-cell table:style-name="ce15" office:value-type="float" office:value="1124827" calcext:value-type="float">
            <text:p>1.124.827 </text:p>
          </table:table-cell>
          <table:table-cell table:style-name="ce15" office:value-type="float" office:value="1775660" calcext:value-type="float">
            <text:p>1.775.660 </text:p>
          </table:table-cell>
          <table:table-cell table:style-name="ce15" office:value-type="float" office:value="161697" calcext:value-type="float">
            <text:p>161.697 </text:p>
          </table:table-cell>
          <table:table-cell table:style-name="ce15" office:value-type="float" office:value="53763467" calcext:value-type="float">
            <text:p>53.763.467 </text:p>
          </table:table-cell>
          <table:table-cell table:style-name="ce15" office:value-type="float" office:value="26350775" calcext:value-type="float">
            <text:p>26.350.775 </text:p>
          </table:table-cell>
          <table:table-cell table:style-name="ce15" office:value-type="float" office:value="1399851" calcext:value-type="float">
            <text:p>1.399.851 </text:p>
          </table:table-cell>
          <table:table-cell table:style-name="ce15" office:value-type="float" office:value="1413388271" calcext:value-type="float">
            <text:p>1.413.388.271 </text:p>
          </table:table-cell>
          <table:table-cell table:style-name="ce15" office:value-type="float" office:value="459216" calcext:value-type="float">
            <text:p>459.216 </text:p>
          </table:table-cell>
          <table:table-cell table:style-name="ce25" office:value-type="float" office:value="2412134901" calcext:value-type="float">
            <text:p>2.412.134.90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MESSAS P/ EXTERIOR</text:p>
          </table:table-cell>
          <table:table-cell table:style-name="ce15" office:value-type="float" office:value="5595" calcext:value-type="float">
            <text:p>5.595 </text:p>
          </table:table-cell>
          <table:table-cell table:style-name="ce15" office:value-type="float" office:value="340128" calcext:value-type="float">
            <text:p>340.128 </text:p>
          </table:table-cell>
          <table:table-cell table:style-name="ce15" office:value-type="float" office:value="9271979" calcext:value-type="float">
            <text:p>9.271.979 </text:p>
          </table:table-cell>
          <table:table-cell table:style-name="ce15" office:value-type="float" office:value="382658" calcext:value-type="float">
            <text:p>382.658 </text:p>
          </table:table-cell>
          <table:table-cell table:style-name="ce15" office:value-type="float" office:value="8269052" calcext:value-type="float">
            <text:p>8.269.052 </text:p>
          </table:table-cell>
          <table:table-cell table:style-name="ce15" office:value-type="float" office:value="11209543" calcext:value-type="float">
            <text:p>11.209.543 </text:p>
          </table:table-cell>
          <table:table-cell table:style-name="ce15" office:value-type="float" office:value="37207355" calcext:value-type="float">
            <text:p>37.207.355 </text:p>
          </table:table-cell>
          <table:table-cell table:style-name="ce15" office:value-type="float" office:value="3690057" calcext:value-type="float">
            <text:p>3.690.057 </text:p>
          </table:table-cell>
          <table:table-cell table:style-name="ce15" office:value-type="float" office:value="3464855" calcext:value-type="float">
            <text:p>3.464.855 </text:p>
          </table:table-cell>
          <table:table-cell table:style-name="ce15" office:value-type="float" office:value="745101" calcext:value-type="float">
            <text:p>745.101 </text:p>
          </table:table-cell>
          <table:table-cell table:style-name="ce15" office:value-type="float" office:value="62100146" calcext:value-type="float">
            <text:p>62.100.146 </text:p>
          </table:table-cell>
          <table:table-cell table:style-name="ce15" office:value-type="float" office:value="1584758" calcext:value-type="float">
            <text:p>1.584.758 </text:p>
          </table:table-cell>
          <table:table-cell table:style-name="ce15" office:value-type="float" office:value="2017393" calcext:value-type="float">
            <text:p>2.017.393 </text:p>
          </table:table-cell>
          <table:table-cell table:style-name="ce15" office:value-type="float" office:value="1249469" calcext:value-type="float">
            <text:p>1.249.469 </text:p>
          </table:table-cell>
          <table:table-cell table:style-name="ce15" office:value-type="float" office:value="343098" calcext:value-type="float">
            <text:p>343.098 </text:p>
          </table:table-cell>
          <table:table-cell table:style-name="ce15" office:value-type="float" office:value="6461094" calcext:value-type="float">
            <text:p>6.461.094 </text:p>
          </table:table-cell>
          <table:table-cell table:style-name="ce15" office:value-type="float" office:value="143676" calcext:value-type="float">
            <text:p>143.676 </text:p>
          </table:table-cell>
          <table:table-cell table:style-name="ce15" office:value-type="float" office:value="26805350" calcext:value-type="float">
            <text:p>26.805.350 </text:p>
          </table:table-cell>
          <table:table-cell table:style-name="ce15" office:value-type="float" office:value="260993724" calcext:value-type="float">
            <text:p>260.993.724 </text:p>
          </table:table-cell>
          <table:table-cell table:style-name="ce15" office:value-type="float" office:value="492798" calcext:value-type="float">
            <text:p>492.798 </text:p>
          </table:table-cell>
          <table:table-cell table:style-name="ce15" office:value-type="float" office:value="282331" calcext:value-type="float">
            <text:p>282.331 </text:p>
          </table:table-cell>
          <table:table-cell table:style-name="ce15" office:value-type="float" office:value="2240" calcext:value-type="float">
            <text:p>2.240 </text:p>
          </table:table-cell>
          <table:table-cell table:style-name="ce15" office:value-type="float" office:value="26796009" calcext:value-type="float">
            <text:p>26.796.009 </text:p>
          </table:table-cell>
          <table:table-cell table:style-name="ce15" office:value-type="float" office:value="10221815" calcext:value-type="float">
            <text:p>10.221.815 </text:p>
          </table:table-cell>
          <table:table-cell table:style-name="ce15" office:value-type="float" office:value="341312" calcext:value-type="float">
            <text:p>341.312 </text:p>
          </table:table-cell>
          <table:table-cell table:style-name="ce15" office:value-type="float" office:value="638510815" calcext:value-type="float">
            <text:p>638.510.815 </text:p>
          </table:table-cell>
          <table:table-cell table:style-name="ce15" office:value-type="float" office:value="122632" calcext:value-type="float">
            <text:p>122.632 </text:p>
          </table:table-cell>
          <table:table-cell table:style-name="ce25" office:value-type="float" office:value="1113054983" calcext:value-type="float">
            <text:p>1.113.054.98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OUTROS RENDIMENTOS</text:p>
          </table:table-cell>
          <table:table-cell table:style-name="ce15" office:value-type="float" office:value="191775" calcext:value-type="float">
            <text:p>191.775 </text:p>
          </table:table-cell>
          <table:table-cell table:style-name="ce15" office:value-type="float" office:value="1461905" calcext:value-type="float">
            <text:p>1.461.905 </text:p>
          </table:table-cell>
          <table:table-cell table:style-name="ce15" office:value-type="float" office:value="5162480" calcext:value-type="float">
            <text:p>5.162.480 </text:p>
          </table:table-cell>
          <table:table-cell table:style-name="ce15" office:value-type="float" office:value="440099" calcext:value-type="float">
            <text:p>440.099 </text:p>
          </table:table-cell>
          <table:table-cell table:style-name="ce15" office:value-type="float" office:value="11549525" calcext:value-type="float">
            <text:p>11.549.525 </text:p>
          </table:table-cell>
          <table:table-cell table:style-name="ce15" office:value-type="float" office:value="10771452" calcext:value-type="float">
            <text:p>10.771.452 </text:p>
          </table:table-cell>
          <table:table-cell table:style-name="ce15" office:value-type="float" office:value="118071292" calcext:value-type="float">
            <text:p>118.071.292 </text:p>
          </table:table-cell>
          <table:table-cell table:style-name="ce15" office:value-type="float" office:value="6582406" calcext:value-type="float">
            <text:p>6.582.406 </text:p>
          </table:table-cell>
          <table:table-cell table:style-name="ce15" office:value-type="float" office:value="5314677" calcext:value-type="float">
            <text:p>5.314.677 </text:p>
          </table:table-cell>
          <table:table-cell table:style-name="ce15" office:value-type="float" office:value="2529131" calcext:value-type="float">
            <text:p>2.529.131 </text:p>
          </table:table-cell>
          <table:table-cell table:style-name="ce15" office:value-type="float" office:value="34223739" calcext:value-type="float">
            <text:p>34.223.739 </text:p>
          </table:table-cell>
          <table:table-cell table:style-name="ce15" office:value-type="float" office:value="2095808" calcext:value-type="float">
            <text:p>2.095.808 </text:p>
          </table:table-cell>
          <table:table-cell table:style-name="ce15" office:value-type="float" office:value="2875575" calcext:value-type="float">
            <text:p>2.875.575 </text:p>
          </table:table-cell>
          <table:table-cell table:style-name="ce15" office:value-type="float" office:value="3598002" calcext:value-type="float">
            <text:p>3.598.002 </text:p>
          </table:table-cell>
          <table:table-cell table:style-name="ce15" office:value-type="float" office:value="2926636" calcext:value-type="float">
            <text:p>2.926.636 </text:p>
          </table:table-cell>
          <table:table-cell table:style-name="ce15" office:value-type="float" office:value="12095958" calcext:value-type="float">
            <text:p>12.095.958 </text:p>
          </table:table-cell>
          <table:table-cell table:style-name="ce15" office:value-type="float" office:value="1347740" calcext:value-type="float">
            <text:p>1.347.740 </text:p>
          </table:table-cell>
          <table:table-cell table:style-name="ce15" office:value-type="float" office:value="24736774" calcext:value-type="float">
            <text:p>24.736.774 </text:p>
          </table:table-cell>
          <table:table-cell table:style-name="ce15" office:value-type="float" office:value="103315641" calcext:value-type="float">
            <text:p>103.315.641 </text:p>
          </table:table-cell>
          <table:table-cell table:style-name="ce15" office:value-type="float" office:value="1834231" calcext:value-type="float">
            <text:p>1.834.231 </text:p>
          </table:table-cell>
          <table:table-cell table:style-name="ce15" office:value-type="float" office:value="652109" calcext:value-type="float">
            <text:p>652.109 </text:p>
          </table:table-cell>
          <table:table-cell table:style-name="ce15" office:value-type="float" office:value="125725" calcext:value-type="float">
            <text:p>125.725 </text:p>
          </table:table-cell>
          <table:table-cell table:style-name="ce15" office:value-type="float" office:value="39075636" calcext:value-type="float">
            <text:p>39.075.636 </text:p>
          </table:table-cell>
          <table:table-cell table:style-name="ce15" office:value-type="float" office:value="15477148" calcext:value-type="float">
            <text:p>15.477.148 </text:p>
          </table:table-cell>
          <table:table-cell table:style-name="ce15" office:value-type="float" office:value="2399100" calcext:value-type="float">
            <text:p>2.399.100 </text:p>
          </table:table-cell>
          <table:table-cell table:style-name="ce15" office:value-type="float" office:value="353057282" calcext:value-type="float">
            <text:p>353.057.282 </text:p>
          </table:table-cell>
          <table:table-cell table:style-name="ce15" office:value-type="float" office:value="663672" calcext:value-type="float">
            <text:p>663.672 </text:p>
          </table:table-cell>
          <table:table-cell table:style-name="ce25" office:value-type="float" office:value="762575520" calcext:value-type="float">
            <text:p>762.575.52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/ OPERAÇÕES FINANCEIRAS</text:p>
          </table:table-cell>
          <table:table-cell table:style-name="ce15" office:value-type="float" office:value="48794" calcext:value-type="float">
            <text:p>48.794 </text:p>
          </table:table-cell>
          <table:table-cell table:style-name="ce15" office:value-type="float" office:value="237303" calcext:value-type="float">
            <text:p>237.303 </text:p>
          </table:table-cell>
          <table:table-cell table:style-name="ce15" office:value-type="float" office:value="1707742" calcext:value-type="float">
            <text:p>1.707.742 </text:p>
          </table:table-cell>
          <table:table-cell table:style-name="ce15" office:value-type="float" office:value="37906" calcext:value-type="float">
            <text:p>37.906 </text:p>
          </table:table-cell>
          <table:table-cell table:style-name="ce15" office:value-type="float" office:value="4234128" calcext:value-type="float">
            <text:p>4.234.128 </text:p>
          </table:table-cell>
          <table:table-cell table:style-name="ce15" office:value-type="float" office:value="5735563" calcext:value-type="float">
            <text:p>5.735.563 </text:p>
          </table:table-cell>
          <table:table-cell table:style-name="ce15" office:value-type="float" office:value="548118050" calcext:value-type="float">
            <text:p>548.118.050 </text:p>
          </table:table-cell>
          <table:table-cell table:style-name="ce15" office:value-type="float" office:value="9332642" calcext:value-type="float">
            <text:p>9.332.642 </text:p>
          </table:table-cell>
          <table:table-cell table:style-name="ce15" office:value-type="float" office:value="3153834" calcext:value-type="float">
            <text:p>3.153.834 </text:p>
          </table:table-cell>
          <table:table-cell table:style-name="ce15" office:value-type="float" office:value="1400203" calcext:value-type="float">
            <text:p>1.400.203 </text:p>
          </table:table-cell>
          <table:table-cell table:style-name="ce15" office:value-type="float" office:value="43388357" calcext:value-type="float">
            <text:p>43.388.357 </text:p>
          </table:table-cell>
          <table:table-cell table:style-name="ce15" office:value-type="float" office:value="1380015" calcext:value-type="float">
            <text:p>1.380.015 </text:p>
          </table:table-cell>
          <table:table-cell table:style-name="ce15" office:value-type="float" office:value="5131251" calcext:value-type="float">
            <text:p>5.131.251 </text:p>
          </table:table-cell>
          <table:table-cell table:style-name="ce15" office:value-type="float" office:value="6803714" calcext:value-type="float">
            <text:p>6.803.714 </text:p>
          </table:table-cell>
          <table:table-cell table:style-name="ce15" office:value-type="float" office:value="454184" calcext:value-type="float">
            <text:p>454.184 </text:p>
          </table:table-cell>
          <table:table-cell table:style-name="ce15" office:value-type="float" office:value="9966136" calcext:value-type="float">
            <text:p>9.966.136 </text:p>
          </table:table-cell>
          <table:table-cell table:style-name="ce15" office:value-type="float" office:value="75065" calcext:value-type="float">
            <text:p>75.065 </text:p>
          </table:table-cell>
          <table:table-cell table:style-name="ce15" office:value-type="float" office:value="109367432" calcext:value-type="float">
            <text:p>109.367.432 </text:p>
          </table:table-cell>
          <table:table-cell table:style-name="ce15" office:value-type="float" office:value="80324502" calcext:value-type="float">
            <text:p>80.324.502 </text:p>
          </table:table-cell>
          <table:table-cell table:style-name="ce15" office:value-type="float" office:value="579052" calcext:value-type="float">
            <text:p>579.052 </text:p>
          </table:table-cell>
          <table:table-cell table:style-name="ce15" office:value-type="float" office:value="1455994" calcext:value-type="float">
            <text:p>1.455.994 </text:p>
          </table:table-cell>
          <table:table-cell table:style-name="ce15" office:value-type="float" office:value="7546" calcext:value-type="float">
            <text:p>7.546 </text:p>
          </table:table-cell>
          <table:table-cell table:style-name="ce15" office:value-type="float" office:value="46562484" calcext:value-type="float">
            <text:p>46.562.484 </text:p>
          </table:table-cell>
          <table:table-cell table:style-name="ce15" office:value-type="float" office:value="8834630" calcext:value-type="float">
            <text:p>8.834.630 </text:p>
          </table:table-cell>
          <table:table-cell table:style-name="ce15" office:value-type="float" office:value="2056267" calcext:value-type="float">
            <text:p>2.056.267 </text:p>
          </table:table-cell>
          <table:table-cell table:style-name="ce15" office:value-type="float" office:value="1476697357" calcext:value-type="float">
            <text:p>1.476.697.357 </text:p>
          </table:table-cell>
          <table:table-cell table:style-name="ce15" office:value-type="float" office:value="133290" calcext:value-type="float">
            <text:p>133.290 </text:p>
          </table:table-cell>
          <table:table-cell table:style-name="ce25" office:value-type="float" office:value="2367223441" calcext:value-type="float">
            <text:p>2.367.223.44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TERRITORIAL RURAL</text:p>
          </table:table-cell>
          <table:table-cell table:style-name="ce15" office:value-type="float" office:value="24047" calcext:value-type="float">
            <text:p>24.047 </text:p>
          </table:table-cell>
          <table:table-cell table:style-name="ce15" office:value-type="float" office:value="59247" calcext:value-type="float">
            <text:p>59.247 </text:p>
          </table:table-cell>
          <table:table-cell table:style-name="ce15" office:value-type="float" office:value="47083" calcext:value-type="float">
            <text:p>47.083 </text:p>
          </table:table-cell>
          <table:table-cell table:style-name="ce15" office:value-type="float" office:value="27412" calcext:value-type="float">
            <text:p>27.412 </text:p>
          </table:table-cell>
          <table:table-cell table:style-name="ce15" office:value-type="float" office:value="416390" calcext:value-type="float">
            <text:p>416.390 </text:p>
          </table:table-cell>
          <table:table-cell table:style-name="ce15" office:value-type="float" office:value="80535" calcext:value-type="float">
            <text:p>80.535 </text:p>
          </table:table-cell>
          <table:table-cell table:style-name="ce15" office:value-type="float" office:value="68037" calcext:value-type="float">
            <text:p>68.037 </text:p>
          </table:table-cell>
          <table:table-cell table:style-name="ce15" office:value-type="float" office:value="92383" calcext:value-type="float">
            <text:p>92.383 </text:p>
          </table:table-cell>
          <table:table-cell table:style-name="ce15" office:value-type="float" office:value="1609736" calcext:value-type="float">
            <text:p>1.609.736 </text:p>
          </table:table-cell>
          <table:table-cell table:style-name="ce15" office:value-type="float" office:value="115442" calcext:value-type="float">
            <text:p>115.442 </text:p>
          </table:table-cell>
          <table:table-cell table:style-name="ce15" office:value-type="float" office:value="2150438" calcext:value-type="float">
            <text:p>2.150.438 </text:p>
          </table:table-cell>
          <table:table-cell table:style-name="ce15" office:value-type="float" office:value="1225830" calcext:value-type="float">
            <text:p>1.225.830 </text:p>
          </table:table-cell>
          <table:table-cell table:style-name="ce15" office:value-type="float" office:value="1020223" calcext:value-type="float">
            <text:p>1.020.223 </text:p>
          </table:table-cell>
          <table:table-cell table:style-name="ce15" office:value-type="float" office:value="359425" calcext:value-type="float">
            <text:p>359.425 </text:p>
          </table:table-cell>
          <table:table-cell table:style-name="ce15" office:value-type="float" office:value="47651" calcext:value-type="float">
            <text:p>47.651 </text:p>
          </table:table-cell>
          <table:table-cell table:style-name="ce15" office:value-type="float" office:value="221185" calcext:value-type="float">
            <text:p>221.185 </text:p>
          </table:table-cell>
          <table:table-cell table:style-name="ce15" office:value-type="float" office:value="512964" calcext:value-type="float">
            <text:p>512.964 </text:p>
          </table:table-cell>
          <table:table-cell table:style-name="ce15" office:value-type="float" office:value="583809" calcext:value-type="float">
            <text:p>583.809 </text:p>
          </table:table-cell>
          <table:table-cell table:style-name="ce15" office:value-type="float" office:value="475811" calcext:value-type="float">
            <text:p>475.811 </text:p>
          </table:table-cell>
          <table:table-cell table:style-name="ce15" office:value-type="float" office:value="61189" calcext:value-type="float">
            <text:p>61.189 </text:p>
          </table:table-cell>
          <table:table-cell table:style-name="ce15" office:value-type="float" office:value="51993" calcext:value-type="float">
            <text:p>51.993 </text:p>
          </table:table-cell>
          <table:table-cell table:style-name="ce15" office:value-type="float" office:value="35163" calcext:value-type="float">
            <text:p>35.163 </text:p>
          </table:table-cell>
          <table:table-cell table:style-name="ce15" office:value-type="float" office:value="603841" calcext:value-type="float">
            <text:p>603.841 </text:p>
          </table:table-cell>
          <table:table-cell table:style-name="ce15" office:value-type="float" office:value="807461" calcext:value-type="float">
            <text:p>807.461 </text:p>
          </table:table-cell>
          <table:table-cell table:style-name="ce15" office:value-type="float" office:value="31930" calcext:value-type="float">
            <text:p>31.930 </text:p>
          </table:table-cell>
          <table:table-cell table:style-name="ce15" office:value-type="float" office:value="1784810" calcext:value-type="float">
            <text:p>1.784.810 </text:p>
          </table:table-cell>
          <table:table-cell table:style-name="ce15" office:value-type="float" office:value="102528" calcext:value-type="float">
            <text:p>102.528 </text:p>
          </table:table-cell>
          <table:table-cell table:style-name="ce25" office:value-type="float" office:value="12616560" calcext:value-type="float">
            <text:p>12.616.56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FINS</text:p>
          </table:table-cell>
          <table:table-cell table:style-name="ce15" office:value-type="float" office:value="8591929" calcext:value-type="float">
            <text:p>8.591.929 </text:p>
          </table:table-cell>
          <table:table-cell table:style-name="ce15" office:value-type="float" office:value="35085743" calcext:value-type="float">
            <text:p>35.085.743 </text:p>
          </table:table-cell>
          <table:table-cell table:style-name="ce15" office:value-type="float" office:value="333469621" calcext:value-type="float">
            <text:p>333.469.621 </text:p>
          </table:table-cell>
          <table:table-cell table:style-name="ce15" office:value-type="float" office:value="5746731" calcext:value-type="float">
            <text:p>5.746.731 </text:p>
          </table:table-cell>
          <table:table-cell table:style-name="ce15" office:value-type="float" office:value="333891888" calcext:value-type="float">
            <text:p>333.891.888 </text:p>
          </table:table-cell>
          <table:table-cell table:style-name="ce15" office:value-type="float" office:value="214686302" calcext:value-type="float">
            <text:p>214.686.302 </text:p>
          </table:table-cell>
          <table:table-cell table:style-name="ce15" office:value-type="float" office:value="793670470" calcext:value-type="float">
            <text:p>793.670.470 </text:p>
          </table:table-cell>
          <table:table-cell table:style-name="ce15" office:value-type="float" office:value="316053098" calcext:value-type="float">
            <text:p>316.053.098 </text:p>
          </table:table-cell>
          <table:table-cell table:style-name="ce15" office:value-type="float" office:value="187820026" calcext:value-type="float">
            <text:p>187.820.026 </text:p>
          </table:table-cell>
          <table:table-cell table:style-name="ce15" office:value-type="float" office:value="166723333" calcext:value-type="float">
            <text:p>166.723.333 </text:p>
          </table:table-cell>
          <table:table-cell table:style-name="ce15" office:value-type="float" office:value="857471101" calcext:value-type="float">
            <text:p>857.471.101 </text:p>
          </table:table-cell>
          <table:table-cell table:style-name="ce15" office:value-type="float" office:value="65472698" calcext:value-type="float">
            <text:p>65.472.698 </text:p>
          </table:table-cell>
          <table:table-cell table:style-name="ce15" office:value-type="float" office:value="90474431" calcext:value-type="float">
            <text:p>90.474.431 </text:p>
          </table:table-cell>
          <table:table-cell table:style-name="ce15" office:value-type="float" office:value="104441363" calcext:value-type="float">
            <text:p>104.441.363 </text:p>
          </table:table-cell>
          <table:table-cell table:style-name="ce15" office:value-type="float" office:value="57759505" calcext:value-type="float">
            <text:p>57.759.505 </text:p>
          </table:table-cell>
          <table:table-cell table:style-name="ce15" office:value-type="float" office:value="324956056" calcext:value-type="float">
            <text:p>324.956.056 </text:p>
          </table:table-cell>
          <table:table-cell table:style-name="ce15" office:value-type="float" office:value="37653073" calcext:value-type="float">
            <text:p>37.653.073 </text:p>
          </table:table-cell>
          <table:table-cell table:style-name="ce15" office:value-type="float" office:value="794791725" calcext:value-type="float">
            <text:p>794.791.725 </text:p>
          </table:table-cell>
          <table:table-cell table:style-name="ce15" office:value-type="float" office:value="2920757999" calcext:value-type="float">
            <text:p>2.920.757.999 </text:p>
          </table:table-cell>
          <table:table-cell table:style-name="ce15" office:value-type="float" office:value="61306546" calcext:value-type="float">
            <text:p>61.306.546 </text:p>
          </table:table-cell>
          <table:table-cell table:style-name="ce15" office:value-type="float" office:value="26771559" calcext:value-type="float">
            <text:p>26.771.559 </text:p>
          </table:table-cell>
          <table:table-cell table:style-name="ce15" office:value-type="float" office:value="6215753" calcext:value-type="float">
            <text:p>6.215.753 </text:p>
          </table:table-cell>
          <table:table-cell table:style-name="ce15" office:value-type="float" office:value="815671347" calcext:value-type="float">
            <text:p>815.671.347 </text:p>
          </table:table-cell>
          <table:table-cell table:style-name="ce15" office:value-type="float" office:value="714193236" calcext:value-type="float">
            <text:p>714.193.236 </text:p>
          </table:table-cell>
          <table:table-cell table:style-name="ce15" office:value-type="float" office:value="48895367" calcext:value-type="float">
            <text:p>48.895.367 </text:p>
          </table:table-cell>
          <table:table-cell table:style-name="ce15" office:value-type="float" office:value="6645430096" calcext:value-type="float">
            <text:p>6.645.430.096 </text:p>
          </table:table-cell>
          <table:table-cell table:style-name="ce15" office:value-type="float" office:value="21292246" calcext:value-type="float">
            <text:p>21.292.246 </text:p>
          </table:table-cell>
          <table:table-cell table:style-name="ce25" office:value-type="float" office:value="15989293242" calcext:value-type="float">
            <text:p>15.989.293.24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1333" calcext:value-type="float">
            <text:p>1.333 </text:p>
          </table:table-cell>
          <table:table-cell table:style-name="ce15" office:value-type="float" office:value="120153" calcext:value-type="float">
            <text:p>120.153 </text:p>
          </table:table-cell>
          <table:table-cell table:style-name="ce15" office:value-type="float" office:value="114553" calcext:value-type="float">
            <text:p>114.553 </text:p>
          </table:table-cell>
          <table:table-cell table:style-name="ce15" office:value-type="float" office:value="29661" calcext:value-type="float">
            <text:p>29.661 </text:p>
          </table:table-cell>
          <table:table-cell table:style-name="ce15" office:value-type="float" office:value="2096417" calcext:value-type="float">
            <text:p>2.096.417 </text:p>
          </table:table-cell>
          <table:table-cell table:style-name="ce15" office:value-type="float" office:value="4668938" calcext:value-type="float">
            <text:p>4.668.938 </text:p>
          </table:table-cell>
          <table:table-cell table:style-name="ce15" office:value-type="float" office:value="359554631" calcext:value-type="float">
            <text:p>359.554.631 </text:p>
          </table:table-cell>
          <table:table-cell table:style-name="ce15" office:value-type="float" office:value="5487441" calcext:value-type="float">
            <text:p>5.487.441 </text:p>
          </table:table-cell>
          <table:table-cell table:style-name="ce15" office:value-type="float" office:value="759280" calcext:value-type="float">
            <text:p>759.280 </text:p>
          </table:table-cell>
          <table:table-cell table:style-name="ce15" office:value-type="float" office:value="45913" calcext:value-type="float">
            <text:p>45.913 </text:p>
          </table:table-cell>
          <table:table-cell table:style-name="ce15" office:value-type="float" office:value="6117999" calcext:value-type="float">
            <text:p>6.117.999 </text:p>
          </table:table-cell>
          <table:table-cell table:style-name="ce15" office:value-type="float" office:value="69788" calcext:value-type="float">
            <text:p>69.788 </text:p>
          </table:table-cell>
          <table:table-cell table:style-name="ce15" office:value-type="float" office:value="175784" calcext:value-type="float">
            <text:p>175.784 </text:p>
          </table:table-cell>
          <table:table-cell table:style-name="ce15" office:value-type="float" office:value="7281158" calcext:value-type="float">
            <text:p>7.281.158 </text:p>
          </table:table-cell>
          <table:table-cell table:style-name="ce15" office:value-type="float" office:value="66630" calcext:value-type="float">
            <text:p>66.630 </text:p>
          </table:table-cell>
          <table:table-cell table:style-name="ce15" office:value-type="float" office:value="9948492" calcext:value-type="float">
            <text:p>9.948.492 </text:p>
          </table:table-cell>
          <table:table-cell table:style-name="ce15" office:value-type="float" office:value="39913" calcext:value-type="float">
            <text:p>39.913 </text:p>
          </table:table-cell>
          <table:table-cell table:style-name="ce15" office:value-type="float" office:value="15335435" calcext:value-type="float">
            <text:p>15.335.435 </text:p>
          </table:table-cell>
          <table:table-cell table:style-name="ce15" office:value-type="float" office:value="121137366" calcext:value-type="float">
            <text:p>121.137.366 </text:p>
          </table:table-cell>
          <table:table-cell table:style-name="ce15" office:value-type="float" office:value="115646" calcext:value-type="float">
            <text:p>115.646 </text:p>
          </table:table-cell>
          <table:table-cell table:style-name="ce15" office:value-type="float" office:value="18887" calcext:value-type="float">
            <text:p>18.887 </text:p>
          </table:table-cell>
          <table:table-cell table:style-name="ce15" office:value-type="float" office:value="3989" calcext:value-type="float">
            <text:p>3.989 </text:p>
          </table:table-cell>
          <table:table-cell table:style-name="ce15" office:value-type="float" office:value="26829112" calcext:value-type="float">
            <text:p>26.829.112 </text:p>
          </table:table-cell>
          <table:table-cell table:style-name="ce15" office:value-type="float" office:value="1682231" calcext:value-type="float">
            <text:p>1.682.231 </text:p>
          </table:table-cell>
          <table:table-cell table:style-name="ce15" office:value-type="float" office:value="1208339" calcext:value-type="float">
            <text:p>1.208.339 </text:p>
          </table:table-cell>
          <table:table-cell table:style-name="ce15" office:value-type="float" office:value="493022132" calcext:value-type="float">
            <text:p>493.022.132 </text:p>
          </table:table-cell>
          <table:table-cell table:style-name="ce15" office:value-type="float" office:value="23498" calcext:value-type="float">
            <text:p>23.498 </text:p>
          </table:table-cell>
          <table:table-cell table:style-name="ce25" office:value-type="float" office:value="1055954718" calcext:value-type="float">
            <text:p>1.055.954.71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8590596" calcext:value-type="float">
            <text:p>8.590.596 </text:p>
          </table:table-cell>
          <table:table-cell table:style-name="ce15" office:value-type="float" office:value="34965590" calcext:value-type="float">
            <text:p>34.965.590 </text:p>
          </table:table-cell>
          <table:table-cell table:style-name="ce15" office:value-type="float" office:value="333355068" calcext:value-type="float">
            <text:p>333.355.068 </text:p>
          </table:table-cell>
          <table:table-cell table:style-name="ce15" office:value-type="float" office:value="5717070" calcext:value-type="float">
            <text:p>5.717.070 </text:p>
          </table:table-cell>
          <table:table-cell table:style-name="ce15" office:value-type="float" office:value="331795471" calcext:value-type="float">
            <text:p>331.795.471 </text:p>
          </table:table-cell>
          <table:table-cell table:style-name="ce15" office:value-type="float" office:value="210017363" calcext:value-type="float">
            <text:p>210.017.363 </text:p>
          </table:table-cell>
          <table:table-cell table:style-name="ce15" office:value-type="float" office:value="434115839" calcext:value-type="float">
            <text:p>434.115.839 </text:p>
          </table:table-cell>
          <table:table-cell table:style-name="ce15" office:value-type="float" office:value="310565657" calcext:value-type="float">
            <text:p>310.565.657 </text:p>
          </table:table-cell>
          <table:table-cell table:style-name="ce15" office:value-type="float" office:value="187060746" calcext:value-type="float">
            <text:p>187.060.746 </text:p>
          </table:table-cell>
          <table:table-cell table:style-name="ce15" office:value-type="float" office:value="166677420" calcext:value-type="float">
            <text:p>166.677.420 </text:p>
          </table:table-cell>
          <table:table-cell table:style-name="ce15" office:value-type="float" office:value="851353102" calcext:value-type="float">
            <text:p>851.353.102 </text:p>
          </table:table-cell>
          <table:table-cell table:style-name="ce15" office:value-type="float" office:value="65402910" calcext:value-type="float">
            <text:p>65.402.910 </text:p>
          </table:table-cell>
          <table:table-cell table:style-name="ce15" office:value-type="float" office:value="90298647" calcext:value-type="float">
            <text:p>90.298.647 </text:p>
          </table:table-cell>
          <table:table-cell table:style-name="ce15" office:value-type="float" office:value="97160205" calcext:value-type="float">
            <text:p>97.160.205 </text:p>
          </table:table-cell>
          <table:table-cell table:style-name="ce15" office:value-type="float" office:value="57692875" calcext:value-type="float">
            <text:p>57.692.875 </text:p>
          </table:table-cell>
          <table:table-cell table:style-name="ce15" office:value-type="float" office:value="315007564" calcext:value-type="float">
            <text:p>315.007.564 </text:p>
          </table:table-cell>
          <table:table-cell table:style-name="ce15" office:value-type="float" office:value="37613160" calcext:value-type="float">
            <text:p>37.613.160 </text:p>
          </table:table-cell>
          <table:table-cell table:style-name="ce15" office:value-type="float" office:value="779456291" calcext:value-type="float">
            <text:p>779.456.291 </text:p>
          </table:table-cell>
          <table:table-cell table:style-name="ce15" office:value-type="float" office:value="2799620633" calcext:value-type="float">
            <text:p>2.799.620.633 </text:p>
          </table:table-cell>
          <table:table-cell table:style-name="ce15" office:value-type="float" office:value="61190901" calcext:value-type="float">
            <text:p>61.190.901 </text:p>
          </table:table-cell>
          <table:table-cell table:style-name="ce15" office:value-type="float" office:value="26752672" calcext:value-type="float">
            <text:p>26.752.672 </text:p>
          </table:table-cell>
          <table:table-cell table:style-name="ce15" office:value-type="float" office:value="6211764" calcext:value-type="float">
            <text:p>6.211.764 </text:p>
          </table:table-cell>
          <table:table-cell table:style-name="ce15" office:value-type="float" office:value="788842235" calcext:value-type="float">
            <text:p>788.842.235 </text:p>
          </table:table-cell>
          <table:table-cell table:style-name="ce15" office:value-type="float" office:value="712511004" calcext:value-type="float">
            <text:p>712.511.004 </text:p>
          </table:table-cell>
          <table:table-cell table:style-name="ce15" office:value-type="float" office:value="47687029" calcext:value-type="float">
            <text:p>47.687.029 </text:p>
          </table:table-cell>
          <table:table-cell table:style-name="ce15" office:value-type="float" office:value="6152407964" calcext:value-type="float">
            <text:p>6.152.407.964 </text:p>
          </table:table-cell>
          <table:table-cell table:style-name="ce15" office:value-type="float" office:value="21268748" calcext:value-type="float">
            <text:p>21.268.748 </text:p>
          </table:table-cell>
          <table:table-cell table:style-name="ce25" office:value-type="float" office:value="14933338523" calcext:value-type="float">
            <text:p>14.933.338.52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NTRIBUIÇÃO PARA O PIS/PASEP</text:p>
          </table:table-cell>
          <table:table-cell table:style-name="ce15" office:value-type="float" office:value="3015934" calcext:value-type="float">
            <text:p>3.015.934 </text:p>
          </table:table-cell>
          <table:table-cell table:style-name="ce15" office:value-type="float" office:value="12061444" calcext:value-type="float">
            <text:p>12.061.444 </text:p>
          </table:table-cell>
          <table:table-cell table:style-name="ce15" office:value-type="float" office:value="82978920" calcext:value-type="float">
            <text:p>82.978.920 </text:p>
          </table:table-cell>
          <table:table-cell table:style-name="ce15" office:value-type="float" office:value="2924181" calcext:value-type="float">
            <text:p>2.924.181 </text:p>
          </table:table-cell>
          <table:table-cell table:style-name="ce15" office:value-type="float" office:value="115103831" calcext:value-type="float">
            <text:p>115.103.831 </text:p>
          </table:table-cell>
          <table:table-cell table:style-name="ce15" office:value-type="float" office:value="63664269" calcext:value-type="float">
            <text:p>63.664.269 </text:p>
          </table:table-cell>
          <table:table-cell table:style-name="ce15" office:value-type="float" office:value="311026915" calcext:value-type="float">
            <text:p>311.026.915 </text:p>
          </table:table-cell>
          <table:table-cell table:style-name="ce15" office:value-type="float" office:value="86573884" calcext:value-type="float">
            <text:p>86.573.884 </text:p>
          </table:table-cell>
          <table:table-cell table:style-name="ce15" office:value-type="float" office:value="60670422" calcext:value-type="float">
            <text:p>60.670.422 </text:p>
          </table:table-cell>
          <table:table-cell table:style-name="ce15" office:value-type="float" office:value="45942722" calcext:value-type="float">
            <text:p>45.942.722 </text:p>
          </table:table-cell>
          <table:table-cell table:style-name="ce15" office:value-type="float" office:value="252106773" calcext:value-type="float">
            <text:p>252.106.773 </text:p>
          </table:table-cell>
          <table:table-cell table:style-name="ce15" office:value-type="float" office:value="23063548" calcext:value-type="float">
            <text:p>23.063.548 </text:p>
          </table:table-cell>
          <table:table-cell table:style-name="ce15" office:value-type="float" office:value="35340606" calcext:value-type="float">
            <text:p>35.340.606 </text:p>
          </table:table-cell>
          <table:table-cell table:style-name="ce15" office:value-type="float" office:value="34910871" calcext:value-type="float">
            <text:p>34.910.871 </text:p>
          </table:table-cell>
          <table:table-cell table:style-name="ce15" office:value-type="float" office:value="18544943" calcext:value-type="float">
            <text:p>18.544.943 </text:p>
          </table:table-cell>
          <table:table-cell table:style-name="ce15" office:value-type="float" office:value="89384953" calcext:value-type="float">
            <text:p>89.384.953 </text:p>
          </table:table-cell>
          <table:table-cell table:style-name="ce15" office:value-type="float" office:value="13428216" calcext:value-type="float">
            <text:p>13.428.216 </text:p>
          </table:table-cell>
          <table:table-cell table:style-name="ce15" office:value-type="float" office:value="214798024" calcext:value-type="float">
            <text:p>214.798.024 </text:p>
          </table:table-cell>
          <table:table-cell table:style-name="ce15" office:value-type="float" office:value="707755445" calcext:value-type="float">
            <text:p>707.755.445 </text:p>
          </table:table-cell>
          <table:table-cell table:style-name="ce15" office:value-type="float" office:value="23299296" calcext:value-type="float">
            <text:p>23.299.296 </text:p>
          </table:table-cell>
          <table:table-cell table:style-name="ce15" office:value-type="float" office:value="10897656" calcext:value-type="float">
            <text:p>10.897.656 </text:p>
          </table:table-cell>
          <table:table-cell table:style-name="ce15" office:value-type="float" office:value="2839242" calcext:value-type="float">
            <text:p>2.839.242 </text:p>
          </table:table-cell>
          <table:table-cell table:style-name="ce15" office:value-type="float" office:value="214585270" calcext:value-type="float">
            <text:p>214.585.270 </text:p>
          </table:table-cell>
          <table:table-cell table:style-name="ce15" office:value-type="float" office:value="171937529" calcext:value-type="float">
            <text:p>171.937.529 </text:p>
          </table:table-cell>
          <table:table-cell table:style-name="ce15" office:value-type="float" office:value="15032109" calcext:value-type="float">
            <text:p>15.032.109 </text:p>
          </table:table-cell>
          <table:table-cell table:style-name="ce15" office:value-type="float" office:value="1617166180" calcext:value-type="float">
            <text:p>1.617.166.180 </text:p>
          </table:table-cell>
          <table:table-cell table:style-name="ce15" office:value-type="float" office:value="7091896" calcext:value-type="float">
            <text:p>7.091.896 </text:p>
          </table:table-cell>
          <table:table-cell table:style-name="ce25" office:value-type="float" office:value="4236145080" calcext:value-type="float">
            <text:p>4.236.145.08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208" calcext:value-type="float">
            <text:p>208 </text:p>
          </table:table-cell>
          <table:table-cell table:style-name="ce15" office:value-type="float" office:value="20253" calcext:value-type="float">
            <text:p>20.253 </text:p>
          </table:table-cell>
          <table:table-cell table:style-name="ce15" office:value-type="float" office:value="18699" calcext:value-type="float">
            <text:p>18.699 </text:p>
          </table:table-cell>
          <table:table-cell table:style-name="ce15" office:value-type="float" office:value="4865" calcext:value-type="float">
            <text:p>4.865 </text:p>
          </table:table-cell>
          <table:table-cell table:style-name="ce15" office:value-type="float" office:value="343435" calcext:value-type="float">
            <text:p>343.435 </text:p>
          </table:table-cell>
          <table:table-cell table:style-name="ce15" office:value-type="float" office:value="1879870" calcext:value-type="float">
            <text:p>1.879.870 </text:p>
          </table:table-cell>
          <table:table-cell table:style-name="ce15" office:value-type="float" office:value="57839884" calcext:value-type="float">
            <text:p>57.839.884 </text:p>
          </table:table-cell>
          <table:table-cell table:style-name="ce15" office:value-type="float" office:value="401905" calcext:value-type="float">
            <text:p>401.905 </text:p>
          </table:table-cell>
          <table:table-cell table:style-name="ce15" office:value-type="float" office:value="121807" calcext:value-type="float">
            <text:p>121.807 </text:p>
          </table:table-cell>
          <table:table-cell table:style-name="ce15" office:value-type="float" office:value="7837" calcext:value-type="float">
            <text:p>7.837 </text:p>
          </table:table-cell>
          <table:table-cell table:style-name="ce15" office:value-type="float" office:value="939972" calcext:value-type="float">
            <text:p>939.972 </text:p>
          </table:table-cell>
          <table:table-cell table:style-name="ce15" office:value-type="float" office:value="12316" calcext:value-type="float">
            <text:p>12.316 </text:p>
          </table:table-cell>
          <table:table-cell table:style-name="ce15" office:value-type="float" office:value="29654" calcext:value-type="float">
            <text:p>29.654 </text:p>
          </table:table-cell>
          <table:table-cell table:style-name="ce15" office:value-type="float" office:value="1187266" calcext:value-type="float">
            <text:p>1.187.266 </text:p>
          </table:table-cell>
          <table:table-cell table:style-name="ce15" office:value-type="float" office:value="11162" calcext:value-type="float">
            <text:p>11.162 </text:p>
          </table:table-cell>
          <table:table-cell table:style-name="ce15" office:value-type="float" office:value="1616288" calcext:value-type="float">
            <text:p>1.616.288 </text:p>
          </table:table-cell>
          <table:table-cell table:style-name="ce15" office:value-type="float" office:value="10458" calcext:value-type="float">
            <text:p>10.458 </text:p>
          </table:table-cell>
          <table:table-cell table:style-name="ce15" office:value-type="float" office:value="2496582" calcext:value-type="float">
            <text:p>2.496.582 </text:p>
          </table:table-cell>
          <table:table-cell table:style-name="ce15" office:value-type="float" office:value="20975142" calcext:value-type="float">
            <text:p>20.975.142 </text:p>
          </table:table-cell>
          <table:table-cell table:style-name="ce15" office:value-type="float" office:value="18709" calcext:value-type="float">
            <text:p>18.709 </text:p>
          </table:table-cell>
          <table:table-cell table:style-name="ce15" office:value-type="float" office:value="2973" calcext:value-type="float">
            <text:p>2.973 </text:p>
          </table:table-cell>
          <table:table-cell table:style-name="ce15" office:value-type="float" office:value="654" calcext:value-type="float">
            <text:p>654 </text:p>
          </table:table-cell>
          <table:table-cell table:style-name="ce15" office:value-type="float" office:value="4248555" calcext:value-type="float">
            <text:p>4.248.555 </text:p>
          </table:table-cell>
          <table:table-cell table:style-name="ce15" office:value-type="float" office:value="276875" calcext:value-type="float">
            <text:p>276.875 </text:p>
          </table:table-cell>
          <table:table-cell table:style-name="ce15" office:value-type="float" office:value="50769" calcext:value-type="float">
            <text:p>50.769 </text:p>
          </table:table-cell>
          <table:table-cell table:style-name="ce15" office:value-type="float" office:value="80069300" calcext:value-type="float">
            <text:p>80.069.300 </text:p>
          </table:table-cell>
          <table:table-cell table:style-name="ce15" office:value-type="float" office:value="3563" calcext:value-type="float">
            <text:p>3.563 </text:p>
          </table:table-cell>
          <table:table-cell table:style-name="ce25" office:value-type="float" office:value="172588998" calcext:value-type="float">
            <text:p>172.588.99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3015727" calcext:value-type="float">
            <text:p>3.015.727 </text:p>
          </table:table-cell>
          <table:table-cell table:style-name="ce15" office:value-type="float" office:value="12041191" calcext:value-type="float">
            <text:p>12.041.191 </text:p>
          </table:table-cell>
          <table:table-cell table:style-name="ce15" office:value-type="float" office:value="82960221" calcext:value-type="float">
            <text:p>82.960.221 </text:p>
          </table:table-cell>
          <table:table-cell table:style-name="ce15" office:value-type="float" office:value="2919315" calcext:value-type="float">
            <text:p>2.919.315 </text:p>
          </table:table-cell>
          <table:table-cell table:style-name="ce15" office:value-type="float" office:value="114760397" calcext:value-type="float">
            <text:p>114.760.397 </text:p>
          </table:table-cell>
          <table:table-cell table:style-name="ce15" office:value-type="float" office:value="61784399" calcext:value-type="float">
            <text:p>61.784.399 </text:p>
          </table:table-cell>
          <table:table-cell table:style-name="ce15" office:value-type="float" office:value="253187032" calcext:value-type="float">
            <text:p>253.187.032 </text:p>
          </table:table-cell>
          <table:table-cell table:style-name="ce15" office:value-type="float" office:value="86171979" calcext:value-type="float">
            <text:p>86.171.979 </text:p>
          </table:table-cell>
          <table:table-cell table:style-name="ce15" office:value-type="float" office:value="60548616" calcext:value-type="float">
            <text:p>60.548.616 </text:p>
          </table:table-cell>
          <table:table-cell table:style-name="ce15" office:value-type="float" office:value="45934885" calcext:value-type="float">
            <text:p>45.934.885 </text:p>
          </table:table-cell>
          <table:table-cell table:style-name="ce15" office:value-type="float" office:value="251166801" calcext:value-type="float">
            <text:p>251.166.801 </text:p>
          </table:table-cell>
          <table:table-cell table:style-name="ce15" office:value-type="float" office:value="23051232" calcext:value-type="float">
            <text:p>23.051.232 </text:p>
          </table:table-cell>
          <table:table-cell table:style-name="ce15" office:value-type="float" office:value="35310952" calcext:value-type="float">
            <text:p>35.310.952 </text:p>
          </table:table-cell>
          <table:table-cell table:style-name="ce15" office:value-type="float" office:value="33723606" calcext:value-type="float">
            <text:p>33.723.606 </text:p>
          </table:table-cell>
          <table:table-cell table:style-name="ce15" office:value-type="float" office:value="18533782" calcext:value-type="float">
            <text:p>18.533.782 </text:p>
          </table:table-cell>
          <table:table-cell table:style-name="ce15" office:value-type="float" office:value="87768665" calcext:value-type="float">
            <text:p>87.768.665 </text:p>
          </table:table-cell>
          <table:table-cell table:style-name="ce15" office:value-type="float" office:value="13417758" calcext:value-type="float">
            <text:p>13.417.758 </text:p>
          </table:table-cell>
          <table:table-cell table:style-name="ce15" office:value-type="float" office:value="212301442" calcext:value-type="float">
            <text:p>212.301.442 </text:p>
          </table:table-cell>
          <table:table-cell table:style-name="ce15" office:value-type="float" office:value="686780304" calcext:value-type="float">
            <text:p>686.780.304 </text:p>
          </table:table-cell>
          <table:table-cell table:style-name="ce15" office:value-type="float" office:value="23280588" calcext:value-type="float">
            <text:p>23.280.588 </text:p>
          </table:table-cell>
          <table:table-cell table:style-name="ce15" office:value-type="float" office:value="10894683" calcext:value-type="float">
            <text:p>10.894.683 </text:p>
          </table:table-cell>
          <table:table-cell table:style-name="ce15" office:value-type="float" office:value="2838588" calcext:value-type="float">
            <text:p>2.838.588 </text:p>
          </table:table-cell>
          <table:table-cell table:style-name="ce15" office:value-type="float" office:value="210336715" calcext:value-type="float">
            <text:p>210.336.715 </text:p>
          </table:table-cell>
          <table:table-cell table:style-name="ce15" office:value-type="float" office:value="171660654" calcext:value-type="float">
            <text:p>171.660.654 </text:p>
          </table:table-cell>
          <table:table-cell table:style-name="ce15" office:value-type="float" office:value="14981339" calcext:value-type="float">
            <text:p>14.981.339 </text:p>
          </table:table-cell>
          <table:table-cell table:style-name="ce15" office:value-type="float" office:value="1537096880" calcext:value-type="float">
            <text:p>1.537.096.880 </text:p>
          </table:table-cell>
          <table:table-cell table:style-name="ce15" office:value-type="float" office:value="7088333" calcext:value-type="float">
            <text:p>7.088.333 </text:p>
          </table:table-cell>
          <table:table-cell table:style-name="ce25" office:value-type="float" office:value="4063556082" calcext:value-type="float">
            <text:p>4.063.556.08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SLL</text:p>
          </table:table-cell>
          <table:table-cell table:style-name="ce15" office:value-type="float" office:value="2648817" calcext:value-type="float">
            <text:p>2.648.817 </text:p>
          </table:table-cell>
          <table:table-cell table:style-name="ce15" office:value-type="float" office:value="10048987" calcext:value-type="float">
            <text:p>10.048.987 </text:p>
          </table:table-cell>
          <table:table-cell table:style-name="ce15" office:value-type="float" office:value="125719533" calcext:value-type="float">
            <text:p>125.719.533 </text:p>
          </table:table-cell>
          <table:table-cell table:style-name="ce15" office:value-type="float" office:value="2504169" calcext:value-type="float">
            <text:p>2.504.169 </text:p>
          </table:table-cell>
          <table:table-cell table:style-name="ce15" office:value-type="float" office:value="90505929" calcext:value-type="float">
            <text:p>90.505.929 </text:p>
          </table:table-cell>
          <table:table-cell table:style-name="ce15" office:value-type="float" office:value="58631692" calcext:value-type="float">
            <text:p>58.631.692 </text:p>
          </table:table-cell>
          <table:table-cell table:style-name="ce15" office:value-type="float" office:value="194354009" calcext:value-type="float">
            <text:p>194.354.009 </text:p>
          </table:table-cell>
          <table:table-cell table:style-name="ce15" office:value-type="float" office:value="46133370" calcext:value-type="float">
            <text:p>46.133.370 </text:p>
          </table:table-cell>
          <table:table-cell table:style-name="ce15" office:value-type="float" office:value="45524900" calcext:value-type="float">
            <text:p>45.524.900 </text:p>
          </table:table-cell>
          <table:table-cell table:style-name="ce15" office:value-type="float" office:value="19157859" calcext:value-type="float">
            <text:p>19.157.859 </text:p>
          </table:table-cell>
          <table:table-cell table:style-name="ce15" office:value-type="float" office:value="297154164" calcext:value-type="float">
            <text:p>297.154.164 </text:p>
          </table:table-cell>
          <table:table-cell table:style-name="ce15" office:value-type="float" office:value="18974860" calcext:value-type="float">
            <text:p>18.974.860 </text:p>
          </table:table-cell>
          <table:table-cell table:style-name="ce15" office:value-type="float" office:value="28468576" calcext:value-type="float">
            <text:p>28.468.576 </text:p>
          </table:table-cell>
          <table:table-cell table:style-name="ce15" office:value-type="float" office:value="33374234" calcext:value-type="float">
            <text:p>33.374.234 </text:p>
          </table:table-cell>
          <table:table-cell table:style-name="ce15" office:value-type="float" office:value="15009984" calcext:value-type="float">
            <text:p>15.009.984 </text:p>
          </table:table-cell>
          <table:table-cell table:style-name="ce15" office:value-type="float" office:value="63744052" calcext:value-type="float">
            <text:p>63.744.052 </text:p>
          </table:table-cell>
          <table:table-cell table:style-name="ce15" office:value-type="float" office:value="12754245" calcext:value-type="float">
            <text:p>12.754.245 </text:p>
          </table:table-cell>
          <table:table-cell table:style-name="ce15" office:value-type="float" office:value="186191018" calcext:value-type="float">
            <text:p>186.191.018 </text:p>
          </table:table-cell>
          <table:table-cell table:style-name="ce15" office:value-type="float" office:value="771855896" calcext:value-type="float">
            <text:p>771.855.896 </text:p>
          </table:table-cell>
          <table:table-cell table:style-name="ce15" office:value-type="float" office:value="15290401" calcext:value-type="float">
            <text:p>15.290.401 </text:p>
          </table:table-cell>
          <table:table-cell table:style-name="ce15" office:value-type="float" office:value="8523243" calcext:value-type="float">
            <text:p>8.523.243 </text:p>
          </table:table-cell>
          <table:table-cell table:style-name="ce15" office:value-type="float" office:value="2709635" calcext:value-type="float">
            <text:p>2.709.635 </text:p>
          </table:table-cell>
          <table:table-cell table:style-name="ce15" office:value-type="float" office:value="145005974" calcext:value-type="float">
            <text:p>145.005.974 </text:p>
          </table:table-cell>
          <table:table-cell table:style-name="ce15" office:value-type="float" office:value="115924341" calcext:value-type="float">
            <text:p>115.924.341 </text:p>
          </table:table-cell>
          <table:table-cell table:style-name="ce15" office:value-type="float" office:value="12041105" calcext:value-type="float">
            <text:p>12.041.105 </text:p>
          </table:table-cell>
          <table:table-cell table:style-name="ce15" office:value-type="float" office:value="1553875331" calcext:value-type="float">
            <text:p>1.553.875.331 </text:p>
          </table:table-cell>
          <table:table-cell table:style-name="ce15" office:value-type="float" office:value="7037112" calcext:value-type="float">
            <text:p>7.037.112 </text:p>
          </table:table-cell>
          <table:table-cell table:style-name="ce25" office:value-type="float" office:value="3883163436" calcext:value-type="float">
            <text:p>3.883.163.43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FINANCEIRAS</text:p>
          </table:table-cell>
          <table:table-cell table:style-name="ce15" office:value-type="float" office:value="-2960" calcext:value-type="float">
            <text:p>(2.960)</text:p>
          </table:table-cell>
          <table:table-cell table:style-name="ce15" office:value-type="float" office:value="10658" calcext:value-type="float">
            <text:p>10.658 </text:p>
          </table:table-cell>
          <table:table-cell table:style-name="ce15" office:value-type="float" office:value="75428" calcext:value-type="float">
            <text:p>75.428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108728" calcext:value-type="float">
            <text:p>1.108.728 </text:p>
          </table:table-cell>
          <table:table-cell table:style-name="ce15" office:value-type="float" office:value="7006029" calcext:value-type="float">
            <text:p>7.006.029 </text:p>
          </table:table-cell>
          <table:table-cell table:style-name="ce15" office:value-type="float" office:value="71471085" calcext:value-type="float">
            <text:p>71.471.085 </text:p>
          </table:table-cell>
          <table:table-cell table:style-name="ce15" office:value-type="float" office:value="2920272" calcext:value-type="float">
            <text:p>2.920.272 </text:p>
          </table:table-cell>
          <table:table-cell table:style-name="ce15" office:value-type="float" office:value="131697" calcext:value-type="float">
            <text:p>131.697 </text:p>
          </table:table-cell>
          <table:table-cell table:style-name="ce15" office:value-type="float" office:value="76" calcext:value-type="float">
            <text:p>76 </text:p>
          </table:table-cell>
          <table:table-cell table:style-name="ce15" office:value-type="float" office:value="2145037" calcext:value-type="float">
            <text:p>2.145.037 </text:p>
          </table:table-cell>
          <table:table-cell table:style-name="ce15" office:value-type="float" office:value="129305" calcext:value-type="float">
            <text:p>129.305 </text:p>
          </table:table-cell>
          <table:table-cell table:style-name="ce15" office:value-type="float" office:value="128022" calcext:value-type="float">
            <text:p>128.022 </text:p>
          </table:table-cell>
          <table:table-cell table:style-name="ce15" office:value-type="float" office:value="6723138" calcext:value-type="float">
            <text:p>6.723.138 </text:p>
          </table:table-cell>
          <table:table-cell table:style-name="ce15" office:value-type="float" office:value="1127" calcext:value-type="float">
            <text:p>1.127 </text:p>
          </table:table-cell>
          <table:table-cell table:style-name="ce15" office:value-type="float" office:value="3325944" calcext:value-type="float">
            <text:p>3.325.944 </text:p>
          </table:table-cell>
          <table:table-cell table:style-name="ce15" office:value-type="float" office:value="249" calcext:value-type="float">
            <text:p>249 </text:p>
          </table:table-cell>
          <table:table-cell table:style-name="ce15" office:value-type="float" office:value="13376726" calcext:value-type="float">
            <text:p>13.376.726 </text:p>
          </table:table-cell>
          <table:table-cell table:style-name="ce15" office:value-type="float" office:value="247180321" calcext:value-type="float">
            <text:p>247.180.321 </text:p>
          </table:table-cell>
          <table:table-cell table:style-name="ce15" office:value-type="float" office:value="36514" calcext:value-type="float">
            <text:p>36.514 </text:p>
          </table:table-cell>
          <table:table-cell table:style-name="ce15" office:value-type="float" office:value="161" calcext:value-type="float">
            <text:p>161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1627180" calcext:value-type="float">
            <text:p>11.627.180 </text:p>
          </table:table-cell>
          <table:table-cell table:style-name="ce15" office:value-type="float" office:value="492978" calcext:value-type="float">
            <text:p>492.978 </text:p>
          </table:table-cell>
          <table:table-cell table:style-name="ce15" office:value-type="float" office:value="684356" calcext:value-type="float">
            <text:p>684.356 </text:p>
          </table:table-cell>
          <table:table-cell table:style-name="ce15" office:value-type="float" office:value="308767803" calcext:value-type="float">
            <text:p>308.767.803 </text:p>
          </table:table-cell>
          <table:table-cell table:style-name="ce15" office:value-type="float" office:value="6771" calcext:value-type="float">
            <text:p>6.771 </text:p>
          </table:table-cell>
          <table:table-cell table:style-name="ce25" office:value-type="float" office:value="677346644" calcext:value-type="float">
            <text:p>677.346.64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DEMAIS</text:p>
          </table:table-cell>
          <table:table-cell table:style-name="ce15" office:value-type="float" office:value="2651778" calcext:value-type="float">
            <text:p>2.651.778 </text:p>
          </table:table-cell>
          <table:table-cell table:style-name="ce15" office:value-type="float" office:value="10038329" calcext:value-type="float">
            <text:p>10.038.329 </text:p>
          </table:table-cell>
          <table:table-cell table:style-name="ce15" office:value-type="float" office:value="125644105" calcext:value-type="float">
            <text:p>125.644.105 </text:p>
          </table:table-cell>
          <table:table-cell table:style-name="ce15" office:value-type="float" office:value="2504169" calcext:value-type="float">
            <text:p>2.504.169 </text:p>
          </table:table-cell>
          <table:table-cell table:style-name="ce15" office:value-type="float" office:value="89397201" calcext:value-type="float">
            <text:p>89.397.201 </text:p>
          </table:table-cell>
          <table:table-cell table:style-name="ce15" office:value-type="float" office:value="51625663" calcext:value-type="float">
            <text:p>51.625.663 </text:p>
          </table:table-cell>
          <table:table-cell table:style-name="ce15" office:value-type="float" office:value="122882924" calcext:value-type="float">
            <text:p>122.882.924 </text:p>
          </table:table-cell>
          <table:table-cell table:style-name="ce15" office:value-type="float" office:value="43213098" calcext:value-type="float">
            <text:p>43.213.098 </text:p>
          </table:table-cell>
          <table:table-cell table:style-name="ce15" office:value-type="float" office:value="45393203" calcext:value-type="float">
            <text:p>45.393.203 </text:p>
          </table:table-cell>
          <table:table-cell table:style-name="ce15" office:value-type="float" office:value="19157783" calcext:value-type="float">
            <text:p>19.157.783 </text:p>
          </table:table-cell>
          <table:table-cell table:style-name="ce15" office:value-type="float" office:value="295009128" calcext:value-type="float">
            <text:p>295.009.128 </text:p>
          </table:table-cell>
          <table:table-cell table:style-name="ce15" office:value-type="float" office:value="18845555" calcext:value-type="float">
            <text:p>18.845.555 </text:p>
          </table:table-cell>
          <table:table-cell table:style-name="ce15" office:value-type="float" office:value="28340553" calcext:value-type="float">
            <text:p>28.340.553 </text:p>
          </table:table-cell>
          <table:table-cell table:style-name="ce15" office:value-type="float" office:value="26651096" calcext:value-type="float">
            <text:p>26.651.096 </text:p>
          </table:table-cell>
          <table:table-cell table:style-name="ce15" office:value-type="float" office:value="15008856" calcext:value-type="float">
            <text:p>15.008.856 </text:p>
          </table:table-cell>
          <table:table-cell table:style-name="ce15" office:value-type="float" office:value="60418109" calcext:value-type="float">
            <text:p>60.418.109 </text:p>
          </table:table-cell>
          <table:table-cell table:style-name="ce15" office:value-type="float" office:value="12753995" calcext:value-type="float">
            <text:p>12.753.995 </text:p>
          </table:table-cell>
          <table:table-cell table:style-name="ce15" office:value-type="float" office:value="172814292" calcext:value-type="float">
            <text:p>172.814.292 </text:p>
          </table:table-cell>
          <table:table-cell table:style-name="ce15" office:value-type="float" office:value="524675575" calcext:value-type="float">
            <text:p>524.675.575 </text:p>
          </table:table-cell>
          <table:table-cell table:style-name="ce15" office:value-type="float" office:value="15253887" calcext:value-type="float">
            <text:p>15.253.887 </text:p>
          </table:table-cell>
          <table:table-cell table:style-name="ce15" office:value-type="float" office:value="8523082" calcext:value-type="float">
            <text:p>8.523.082 </text:p>
          </table:table-cell>
          <table:table-cell table:style-name="ce15" office:value-type="float" office:value="2709635" calcext:value-type="float">
            <text:p>2.709.635 </text:p>
          </table:table-cell>
          <table:table-cell table:style-name="ce15" office:value-type="float" office:value="133378793" calcext:value-type="float">
            <text:p>133.378.793 </text:p>
          </table:table-cell>
          <table:table-cell table:style-name="ce15" office:value-type="float" office:value="115431363" calcext:value-type="float">
            <text:p>115.431.363 </text:p>
          </table:table-cell>
          <table:table-cell table:style-name="ce15" office:value-type="float" office:value="11356749" calcext:value-type="float">
            <text:p>11.356.749 </text:p>
          </table:table-cell>
          <table:table-cell table:style-name="ce15" office:value-type="float" office:value="1245107528" calcext:value-type="float">
            <text:p>1.245.107.528 </text:p>
          </table:table-cell>
          <table:table-cell table:style-name="ce15" office:value-type="float" office:value="7030341" calcext:value-type="float">
            <text:p>7.030.341 </text:p>
          </table:table-cell>
          <table:table-cell table:style-name="ce25" office:value-type="float" office:value="3205816792" calcext:value-type="float">
            <text:p>3.205.816.79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IDE-COMBUSTÍVEIS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4744" calcext:value-type="float">
            <text:p>4.744 </text:p>
          </table:table-cell>
          <table:table-cell table:style-name="ce15" office:value-type="float" office:value="-10472" calcext:value-type="float">
            <text:p>(10.472)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3014" calcext:value-type="float">
            <text:p>3.014 </text:p>
          </table:table-cell>
          <table:table-cell table:number-columns-repeated="2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8553" calcext:value-type="float">
            <text:p>28.553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67005" calcext:value-type="float">
            <text:p>67.005 </text:p>
          </table:table-cell>
          <table:table-cell table:style-name="ce15" office:value-type="float" office:value="6159" calcext:value-type="float">
            <text:p>6.159 </text:p>
          </table:table-cell>
          <table:table-cell table:style-name="ce15" office:value-type="float" office:value="237" calcext:value-type="float">
            <text:p>237 </text:p>
          </table:table-cell>
          <table:table-cell table:style-name="ce15" office:value-type="float" office:value="59766" calcext:value-type="float">
            <text:p>59.766 </text:p>
          </table:table-cell>
          <table:table-cell table:number-columns-repeated="2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1517" calcext:value-type="float">
            <text:p>11.517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99412" calcext:value-type="float">
            <text:p>299.412 </text:p>
          </table:table-cell>
          <table:table-cell table:style-name="ce15" office:value-type="float" office:value="612" calcext:value-type="float">
            <text:p>612 </text:p>
          </table:table-cell>
          <table:table-cell table:number-columns-repeated="3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7201" calcext:value-type="float">
            <text:p>7.201 </text:p>
          </table:table-cell>
          <table:table-cell table:number-columns-repeated="2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325338" calcext:value-type="float">
            <text:p>325.338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25" office:value-type="float" office:value="803085" calcext:value-type="float">
            <text:p>803.08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NTRIBUICÕES PARA FUNDAF</text:p>
          </table:table-cell>
          <table:table-cell table:style-name="ce15" office:value-type="float" office:value="10" calcext:value-type="float">
            <text:p>10 </text:p>
          </table:table-cell>
          <table:table-cell table:style-name="ce15" office:value-type="float" office:value="195704" calcext:value-type="float">
            <text:p>195.704 </text:p>
          </table:table-cell>
          <table:table-cell table:style-name="ce15" office:value-type="float" office:value="85470" calcext:value-type="float">
            <text:p>85.470 </text:p>
          </table:table-cell>
          <table:table-cell table:style-name="ce15" office:value-type="float" office:value="3053" calcext:value-type="float">
            <text:p>3.053 </text:p>
          </table:table-cell>
          <table:table-cell table:style-name="ce15" office:value-type="float" office:value="318745" calcext:value-type="float">
            <text:p>318.745 </text:p>
          </table:table-cell>
          <table:table-cell table:style-name="ce15" office:value-type="float" office:value="177932" calcext:value-type="float">
            <text:p>177.932 </text:p>
          </table:table-cell>
          <table:table-cell table:style-name="ce15" office:value-type="float" office:value="130406" calcext:value-type="float">
            <text:p>130.406 </text:p>
          </table:table-cell>
          <table:table-cell table:style-name="ce15" office:value-type="float" office:value="610917" calcext:value-type="float">
            <text:p>610.917 </text:p>
          </table:table-cell>
          <table:table-cell table:style-name="ce15" office:value-type="float" office:value="369681" calcext:value-type="float">
            <text:p>369.681 </text:p>
          </table:table-cell>
          <table:table-cell table:style-name="ce15" office:value-type="float" office:value="29684" calcext:value-type="float">
            <text:p>29.684 </text:p>
          </table:table-cell>
          <table:table-cell table:style-name="ce15" office:value-type="float" office:value="4941578" calcext:value-type="float">
            <text:p>4.941.578 </text:p>
          </table:table-cell>
          <table:table-cell table:style-name="ce15" office:value-type="float" office:value="3140064" calcext:value-type="float">
            <text:p>3.140.064 </text:p>
          </table:table-cell>
          <table:table-cell table:style-name="ce15" office:value-type="float" office:value="6938" calcext:value-type="float">
            <text:p>6.938 </text:p>
          </table:table-cell>
          <table:table-cell table:style-name="ce15" office:value-type="float" office:value="236373" calcext:value-type="float">
            <text:p>236.373 </text:p>
          </table:table-cell>
          <table:table-cell table:style-name="ce15" office:value-type="float" office:value="21890" calcext:value-type="float">
            <text:p>21.890 </text:p>
          </table:table-cell>
          <table:table-cell table:style-name="ce15" office:value-type="float" office:value="243363" calcext:value-type="float">
            <text:p>243.363 </text:p>
          </table:table-cell>
          <table:table-cell table:style-name="ce15" office:value-type="float" office:value="2933" calcext:value-type="float">
            <text:p>2.933 </text:p>
          </table:table-cell>
          <table:table-cell table:style-name="ce15" office:value-type="float" office:value="3332302" calcext:value-type="float">
            <text:p>3.332.302 </text:p>
          </table:table-cell>
          <table:table-cell table:style-name="ce15" office:value-type="float" office:value="5946423" calcext:value-type="float">
            <text:p>5.946.423 </text:p>
          </table:table-cell>
          <table:table-cell table:style-name="ce15" office:value-type="float" office:value="23985" calcext:value-type="float">
            <text:p>23.985 </text:p>
          </table:table-cell>
          <table:table-cell table:style-name="ce15" office:value-type="float" office:value="810" calcext:value-type="float">
            <text:p>810 </text:p>
          </table:table-cell>
          <table:table-cell table:style-name="ce15" office:value-type="float" office:value="11395" calcext:value-type="float">
            <text:p>11.395 </text:p>
          </table:table-cell>
          <table:table-cell table:style-name="ce15" office:value-type="float" office:value="8072581" calcext:value-type="float">
            <text:p>8.072.581 </text:p>
          </table:table-cell>
          <table:table-cell table:style-name="ce15" office:value-type="float" office:value="617570" calcext:value-type="float">
            <text:p>617.570 </text:p>
          </table:table-cell>
          <table:table-cell table:style-name="ce15" office:value-type="float" office:value="852" calcext:value-type="float">
            <text:p>852 </text:p>
          </table:table-cell>
          <table:table-cell table:style-name="ce15" office:value-type="float" office:value="17161072" calcext:value-type="float">
            <text:p>17.161.072 </text:p>
          </table:table-cell>
          <table:table-cell table:style-name="ce15" office:value-type="float" office:value="126216" calcext:value-type="float">
            <text:p>126.216 </text:p>
          </table:table-cell>
          <table:table-cell table:style-name="ce25" office:value-type="float" office:value="45807945" calcext:value-type="float">
            <text:p>45.807.945 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CPSSS - Contrib. p/ o Plano de Segurid. Social Serv. Público</text:p>
          </table:table-cell>
          <table:table-cell table:style-name="ce15" office:value-type="float" office:value="4761424" calcext:value-type="float">
            <text:p>4.761.424 </text:p>
          </table:table-cell>
          <table:table-cell table:style-name="ce15" office:value-type="float" office:value="15294596" calcext:value-type="float">
            <text:p>15.294.596 </text:p>
          </table:table-cell>
          <table:table-cell table:style-name="ce15" office:value-type="float" office:value="16771291" calcext:value-type="float">
            <text:p>16.771.291 </text:p>
          </table:table-cell>
          <table:table-cell table:style-name="ce15" office:value-type="float" office:value="13981231" calcext:value-type="float">
            <text:p>13.981.231 </text:p>
          </table:table-cell>
          <table:table-cell table:style-name="ce15" office:value-type="float" office:value="39480632" calcext:value-type="float">
            <text:p>39.480.632 </text:p>
          </table:table-cell>
          <table:table-cell table:style-name="ce15" office:value-type="float" office:value="32849364" calcext:value-type="float">
            <text:p>32.849.364 </text:p>
          </table:table-cell>
          <table:table-cell table:style-name="ce15" office:value-type="float" office:value="1109477539" calcext:value-type="float">
            <text:p>1.109.477.539 </text:p>
          </table:table-cell>
          <table:table-cell table:style-name="ce15" office:value-type="float" office:value="20654966" calcext:value-type="float">
            <text:p>20.654.966 </text:p>
          </table:table-cell>
          <table:table-cell table:style-name="ce15" office:value-type="float" office:value="25741614" calcext:value-type="float">
            <text:p>25.741.614 </text:p>
          </table:table-cell>
          <table:table-cell table:style-name="ce15" office:value-type="float" office:value="16849368" calcext:value-type="float">
            <text:p>16.849.368 </text:p>
          </table:table-cell>
          <table:table-cell table:style-name="ce15" office:value-type="float" office:value="108143491" calcext:value-type="float">
            <text:p>108.143.491 </text:p>
          </table:table-cell>
          <table:table-cell table:style-name="ce15" office:value-type="float" office:value="15086904" calcext:value-type="float">
            <text:p>15.086.904 </text:p>
          </table:table-cell>
          <table:table-cell table:style-name="ce15" office:value-type="float" office:value="16619322" calcext:value-type="float">
            <text:p>16.619.322 </text:p>
          </table:table-cell>
          <table:table-cell table:style-name="ce15" office:value-type="float" office:value="26911445" calcext:value-type="float">
            <text:p>26.911.445 </text:p>
          </table:table-cell>
          <table:table-cell table:style-name="ce15" office:value-type="float" office:value="34054178" calcext:value-type="float">
            <text:p>34.054.178 </text:p>
          </table:table-cell>
          <table:table-cell table:style-name="ce15" office:value-type="float" office:value="42061303" calcext:value-type="float">
            <text:p>42.061.303 </text:p>
          </table:table-cell>
          <table:table-cell table:style-name="ce15" office:value-type="float" office:value="12665616" calcext:value-type="float">
            <text:p>12.665.616 </text:p>
          </table:table-cell>
          <table:table-cell table:style-name="ce15" office:value-type="float" office:value="47202501" calcext:value-type="float">
            <text:p>47.202.501 </text:p>
          </table:table-cell>
          <table:table-cell table:style-name="ce15" office:value-type="float" office:value="205113728" calcext:value-type="float">
            <text:p>205.113.728 </text:p>
          </table:table-cell>
          <table:table-cell table:style-name="ce15" office:value-type="float" office:value="26208801" calcext:value-type="float">
            <text:p>26.208.801 </text:p>
          </table:table-cell>
          <table:table-cell table:style-name="ce15" office:value-type="float" office:value="13285537" calcext:value-type="float">
            <text:p>13.285.537 </text:p>
          </table:table-cell>
          <table:table-cell table:style-name="ce15" office:value-type="float" office:value="11483933" calcext:value-type="float">
            <text:p>11.483.933 </text:p>
          </table:table-cell>
          <table:table-cell table:style-name="ce15" office:value-type="float" office:value="80051741" calcext:value-type="float">
            <text:p>80.051.741 </text:p>
          </table:table-cell>
          <table:table-cell table:style-name="ce15" office:value-type="float" office:value="35982171" calcext:value-type="float">
            <text:p>35.982.171 </text:p>
          </table:table-cell>
          <table:table-cell table:style-name="ce15" office:value-type="float" office:value="12638260" calcext:value-type="float">
            <text:p>12.638.260 </text:p>
          </table:table-cell>
          <table:table-cell table:style-name="ce15" office:value-type="float" office:value="96190457" calcext:value-type="float">
            <text:p>96.190.457 </text:p>
          </table:table-cell>
          <table:table-cell table:style-name="ce15" office:value-type="float" office:value="5703724" calcext:value-type="float">
            <text:p>5.703.724 </text:p>
          </table:table-cell>
          <table:table-cell table:style-name="ce25" office:value-type="float" office:value="2085265136" calcext:value-type="float">
            <text:p>2.085.265.13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OUTRAS RECEITAS ADMINISTRADAS</text:p>
          </table:table-cell>
          <table:table-cell table:style-name="ce15" office:value-type="float" office:value="910517" calcext:value-type="float">
            <text:p>910.517 </text:p>
          </table:table-cell>
          <table:table-cell table:style-name="ce15" office:value-type="float" office:value="1165536" calcext:value-type="float">
            <text:p>1.165.536 </text:p>
          </table:table-cell>
          <table:table-cell table:style-name="ce15" office:value-type="float" office:value="13217424" calcext:value-type="float">
            <text:p>13.217.424 </text:p>
          </table:table-cell>
          <table:table-cell table:style-name="ce15" office:value-type="float" office:value="98587" calcext:value-type="float">
            <text:p>98.587 </text:p>
          </table:table-cell>
          <table:table-cell table:style-name="ce15" office:value-type="float" office:value="7241168" calcext:value-type="float">
            <text:p>7.241.168 </text:p>
          </table:table-cell>
          <table:table-cell table:style-name="ce15" office:value-type="float" office:value="7765333" calcext:value-type="float">
            <text:p>7.765.333 </text:p>
          </table:table-cell>
          <table:table-cell table:style-name="ce15" office:value-type="float" office:value="323351872" calcext:value-type="float">
            <text:p>323.351.872 </text:p>
          </table:table-cell>
          <table:table-cell table:style-name="ce15" office:value-type="float" office:value="9891757" calcext:value-type="float">
            <text:p>9.891.757 </text:p>
          </table:table-cell>
          <table:table-cell table:style-name="ce15" office:value-type="float" office:value="8371327" calcext:value-type="float">
            <text:p>8.371.327 </text:p>
          </table:table-cell>
          <table:table-cell table:style-name="ce15" office:value-type="float" office:value="1116255" calcext:value-type="float">
            <text:p>1.116.255 </text:p>
          </table:table-cell>
          <table:table-cell table:style-name="ce15" office:value-type="float" office:value="36146187" calcext:value-type="float">
            <text:p>36.146.187 </text:p>
          </table:table-cell>
          <table:table-cell table:style-name="ce15" office:value-type="float" office:value="3584302" calcext:value-type="float">
            <text:p>3.584.302 </text:p>
          </table:table-cell>
          <table:table-cell table:style-name="ce15" office:value-type="float" office:value="4278744" calcext:value-type="float">
            <text:p>4.278.744 </text:p>
          </table:table-cell>
          <table:table-cell table:style-name="ce15" office:value-type="float" office:value="9098525" calcext:value-type="float">
            <text:p>9.098.525 </text:p>
          </table:table-cell>
          <table:table-cell table:style-name="ce15" office:value-type="float" office:value="3141121" calcext:value-type="float">
            <text:p>3.141.121 </text:p>
          </table:table-cell>
          <table:table-cell table:style-name="ce15" office:value-type="float" office:value="32214301" calcext:value-type="float">
            <text:p>32.214.301 </text:p>
          </table:table-cell>
          <table:table-cell table:style-name="ce15" office:value-type="float" office:value="1613976" calcext:value-type="float">
            <text:p>1.613.976 </text:p>
          </table:table-cell>
          <table:table-cell table:style-name="ce15" office:value-type="float" office:value="43782786" calcext:value-type="float">
            <text:p>43.782.786 </text:p>
          </table:table-cell>
          <table:table-cell table:style-name="ce15" office:value-type="float" office:value="224293026" calcext:value-type="float">
            <text:p>224.293.026 </text:p>
          </table:table-cell>
          <table:table-cell table:style-name="ce15" office:value-type="float" office:value="2767371" calcext:value-type="float">
            <text:p>2.767.371 </text:p>
          </table:table-cell>
          <table:table-cell table:style-name="ce15" office:value-type="float" office:value="1313604" calcext:value-type="float">
            <text:p>1.313.604 </text:p>
          </table:table-cell>
          <table:table-cell table:style-name="ce15" office:value-type="float" office:value="641337" calcext:value-type="float">
            <text:p>641.337 </text:p>
          </table:table-cell>
          <table:table-cell table:style-name="ce15" office:value-type="float" office:value="37594434" calcext:value-type="float">
            <text:p>37.594.434 </text:p>
          </table:table-cell>
          <table:table-cell table:style-name="ce15" office:value-type="float" office:value="39801004" calcext:value-type="float">
            <text:p>39.801.004 </text:p>
          </table:table-cell>
          <table:table-cell table:style-name="ce15" office:value-type="float" office:value="1672764" calcext:value-type="float">
            <text:p>1.672.764 </text:p>
          </table:table-cell>
          <table:table-cell table:style-name="ce15" office:value-type="float" office:value="323003793" calcext:value-type="float">
            <text:p>323.003.793 </text:p>
          </table:table-cell>
          <table:table-cell table:style-name="ce15" office:value-type="float" office:value="1485068" calcext:value-type="float">
            <text:p>1.485.068 </text:p>
          </table:table-cell>
          <table:table-cell table:style-name="ce25" office:value-type="float" office:value="1139562119" calcext:value-type="float">
            <text:p>1.139.562.119 </text:p>
          </table:table-cell>
          <table:table-cell table:style-name="ce19"/>
          <table:table-cell table:number-columns-repeated="994"/>
        </table:table-row>
        <table:table-row table:style-name="ro9">
          <table:table-cell table:style-name="ce9" office:value-type="string" calcext:value-type="string">
            <text:p>SUBTOTAL [A]</text:p>
          </table:table-cell>
          <table:table-cell table:style-name="ce16" office:value-type="float" office:value="35127767" calcext:value-type="float">
            <text:p>35.127.767 </text:p>
          </table:table-cell>
          <table:table-cell table:style-name="ce16" office:value-type="float" office:value="133249039" calcext:value-type="float">
            <text:p>133.249.039 </text:p>
          </table:table-cell>
          <table:table-cell table:style-name="ce16" office:value-type="float" office:value="929071968" calcext:value-type="float">
            <text:p>929.071.968 </text:p>
          </table:table-cell>
          <table:table-cell table:style-name="ce16" office:value-type="float" office:value="38997429" calcext:value-type="float">
            <text:p>38.997.429 </text:p>
          </table:table-cell>
          <table:table-cell table:style-name="ce16" office:value-type="float" office:value="1071751468" calcext:value-type="float">
            <text:p>1.071.751.468 </text:p>
          </table:table-cell>
          <table:table-cell table:style-name="ce16" office:value-type="float" office:value="720963069" calcext:value-type="float">
            <text:p>720.963.069 </text:p>
          </table:table-cell>
          <table:table-cell table:style-name="ce16" office:value-type="float" office:value="5930115768" calcext:value-type="float">
            <text:p>5.930.115.768 </text:p>
          </table:table-cell>
          <table:table-cell table:style-name="ce16" office:value-type="float" office:value="1068844333" calcext:value-type="float">
            <text:p>1.068.844.333 </text:p>
          </table:table-cell>
          <table:table-cell table:style-name="ce16" office:value-type="float" office:value="640751243" calcext:value-type="float">
            <text:p>640.751.243 </text:p>
          </table:table-cell>
          <table:table-cell table:style-name="ce16" office:value-type="float" office:value="336321292" calcext:value-type="float">
            <text:p>336.321.292 </text:p>
          </table:table-cell>
          <table:table-cell table:style-name="ce16" office:value-type="float" office:value="3407568224" calcext:value-type="float">
            <text:p>3.407.568.224 </text:p>
          </table:table-cell>
          <table:table-cell table:style-name="ce16" office:value-type="float" office:value="242416857" calcext:value-type="float">
            <text:p>242.416.857 </text:p>
          </table:table-cell>
          <table:table-cell table:style-name="ce16" office:value-type="float" office:value="337075750" calcext:value-type="float">
            <text:p>337.075.750 </text:p>
          </table:table-cell>
          <table:table-cell table:style-name="ce16" office:value-type="float" office:value="421315803" calcext:value-type="float">
            <text:p>421.315.803 </text:p>
          </table:table-cell>
          <table:table-cell table:style-name="ce16" office:value-type="float" office:value="237492607" calcext:value-type="float">
            <text:p>237.492.607 </text:p>
          </table:table-cell>
          <table:table-cell table:style-name="ce16" office:value-type="float" office:value="1024246362" calcext:value-type="float">
            <text:p>1.024.246.362 </text:p>
          </table:table-cell>
          <table:table-cell table:style-name="ce16" office:value-type="float" office:value="134259007" calcext:value-type="float">
            <text:p>134.259.007 </text:p>
          </table:table-cell>
          <table:table-cell table:style-name="ce16" office:value-type="float" office:value="2814344744" calcext:value-type="float">
            <text:p>2.814.344.744 </text:p>
          </table:table-cell>
          <table:table-cell table:style-name="ce16" office:value-type="float" office:value="9128367219" calcext:value-type="float">
            <text:p>9.128.367.219 </text:p>
          </table:table-cell>
          <table:table-cell table:style-name="ce16" office:value-type="float" office:value="216265133" calcext:value-type="float">
            <text:p>216.265.133 </text:p>
          </table:table-cell>
          <table:table-cell table:style-name="ce16" office:value-type="float" office:value="111207993" calcext:value-type="float">
            <text:p>111.207.993 </text:p>
          </table:table-cell>
          <table:table-cell table:style-name="ce16" office:value-type="float" office:value="37799187" calcext:value-type="float">
            <text:p>37.799.187 </text:p>
          </table:table-cell>
          <table:table-cell table:style-name="ce16" office:value-type="float" office:value="2770114734" calcext:value-type="float">
            <text:p>2.770.114.734 </text:p>
          </table:table-cell>
          <table:table-cell table:style-name="ce16" office:value-type="float" office:value="2381593468" calcext:value-type="float">
            <text:p>2.381.593.468 </text:p>
          </table:table-cell>
          <table:table-cell table:style-name="ce16" office:value-type="float" office:value="165821555" calcext:value-type="float">
            <text:p>165.821.555 </text:p>
          </table:table-cell>
          <table:table-cell table:style-name="ce16" office:value-type="float" office:value="23487348044" calcext:value-type="float">
            <text:p>23.487.348.044 </text:p>
          </table:table-cell>
          <table:table-cell table:style-name="ce16" office:value-type="float" office:value="69595262" calcext:value-type="float">
            <text:p>69.595.262 </text:p>
          </table:table-cell>
          <table:table-cell table:style-name="ce26" office:value-type="float" office:value="57892025325" calcext:value-type="float">
            <text:p>57.892.025.325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0" office:value-type="string" calcext:value-type="string">
            <text:p>RECEITA PREVIDENCIÁRIA [B]</text:p>
          </table:table-cell>
          <table:table-cell table:style-name="ce17" office:value-type="float" office:value="55261951" calcext:value-type="float">
            <text:p>55.261.951 </text:p>
          </table:table-cell>
          <table:table-cell table:style-name="ce17" office:value-type="float" office:value="140025957" calcext:value-type="float">
            <text:p>140.025.957 </text:p>
          </table:table-cell>
          <table:table-cell table:style-name="ce17" office:value-type="float" office:value="217242060" calcext:value-type="float">
            <text:p>217.242.060 </text:p>
          </table:table-cell>
          <table:table-cell table:style-name="ce17" office:value-type="float" office:value="32493610" calcext:value-type="float">
            <text:p>32.493.610 </text:p>
          </table:table-cell>
          <table:table-cell table:style-name="ce17" office:value-type="float" office:value="751187263" calcext:value-type="float">
            <text:p>751.187.263 </text:p>
          </table:table-cell>
          <table:table-cell table:style-name="ce17" office:value-type="float" office:value="542684971" calcext:value-type="float">
            <text:p>542.684.971 </text:p>
          </table:table-cell>
          <table:table-cell table:style-name="ce17" office:value-type="float" office:value="1463802286" calcext:value-type="float">
            <text:p>1.463.802.286 </text:p>
          </table:table-cell>
          <table:table-cell table:style-name="ce17" office:value-type="float" office:value="418169464" calcext:value-type="float">
            <text:p>418.169.464 </text:p>
          </table:table-cell>
          <table:table-cell table:style-name="ce17" office:value-type="float" office:value="425280909" calcext:value-type="float">
            <text:p>425.280.909 </text:p>
          </table:table-cell>
          <table:table-cell table:style-name="ce17" office:value-type="float" office:value="188359394" calcext:value-type="float">
            <text:p>188.359.394 </text:p>
          </table:table-cell>
          <table:table-cell table:style-name="ce17" office:value-type="float" office:value="2084743325" calcext:value-type="float">
            <text:p>2.084.743.325 </text:p>
          </table:table-cell>
          <table:table-cell table:style-name="ce17" office:value-type="float" office:value="241497106" calcext:value-type="float">
            <text:p>241.497.106 </text:p>
          </table:table-cell>
          <table:table-cell table:style-name="ce17" office:value-type="float" office:value="271813284" calcext:value-type="float">
            <text:p>271.813.284 </text:p>
          </table:table-cell>
          <table:table-cell table:style-name="ce17" office:value-type="float" office:value="349830075" calcext:value-type="float">
            <text:p>349.830.075 </text:p>
          </table:table-cell>
          <table:table-cell table:style-name="ce17" office:value-type="float" office:value="182840993" calcext:value-type="float">
            <text:p>182.840.993 </text:p>
          </table:table-cell>
          <table:table-cell table:style-name="ce17" office:value-type="float" office:value="557080116" calcext:value-type="float">
            <text:p>557.080.116 </text:p>
          </table:table-cell>
          <table:table-cell table:style-name="ce17" office:value-type="float" office:value="122319671" calcext:value-type="float">
            <text:p>122.319.671 </text:p>
          </table:table-cell>
          <table:table-cell table:style-name="ce17" office:value-type="float" office:value="1643387615" calcext:value-type="float">
            <text:p>1.643.387.615 </text:p>
          </table:table-cell>
          <table:table-cell table:style-name="ce17" office:value-type="float" office:value="3487520109" calcext:value-type="float">
            <text:p>3.487.520.109 </text:p>
          </table:table-cell>
          <table:table-cell table:style-name="ce17" office:value-type="float" office:value="162834037" calcext:value-type="float">
            <text:p>162.834.037 </text:p>
          </table:table-cell>
          <table:table-cell table:style-name="ce17" office:value-type="float" office:value="101514738" calcext:value-type="float">
            <text:p>101.514.738 </text:p>
          </table:table-cell>
          <table:table-cell table:style-name="ce17" office:value-type="float" office:value="32691018" calcext:value-type="float">
            <text:p>32.691.018 </text:p>
          </table:table-cell>
          <table:table-cell table:style-name="ce17" office:value-type="float" office:value="1872768786" calcext:value-type="float">
            <text:p>1.872.768.786 </text:p>
          </table:table-cell>
          <table:table-cell table:style-name="ce17" office:value-type="float" office:value="1113667398" calcext:value-type="float">
            <text:p>1.113.667.398 </text:p>
          </table:table-cell>
          <table:table-cell table:style-name="ce17" office:value-type="float" office:value="135657458" calcext:value-type="float">
            <text:p>135.657.458 </text:p>
          </table:table-cell>
          <table:table-cell table:style-name="ce17" office:value-type="float" office:value="11379036798" calcext:value-type="float">
            <text:p>11.379.036.798 </text:p>
          </table:table-cell>
          <table:table-cell table:style-name="ce17" office:value-type="float" office:value="60674948" calcext:value-type="float">
            <text:p>60.674.948 </text:p>
          </table:table-cell>
          <table:table-cell table:style-name="ce27" office:value-type="float" office:value="28034385339" calcext:value-type="float">
            <text:p>28.034.385.339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 calcext:value-type="string">
            <text:p><text:s text:c="3"/>PRÓPRIA</text:p>
          </table:table-cell>
          <table:table-cell table:style-name="ce18" office:value-type="float" office:value="52417026" calcext:value-type="float">
            <text:p>52.417.026 </text:p>
          </table:table-cell>
          <table:table-cell table:style-name="ce18" office:value-type="float" office:value="131088727" calcext:value-type="float">
            <text:p>131.088.727 </text:p>
          </table:table-cell>
          <table:table-cell table:style-name="ce18" office:value-type="float" office:value="196187160" calcext:value-type="float">
            <text:p>196.187.160 </text:p>
          </table:table-cell>
          <table:table-cell table:style-name="ce18" office:value-type="float" office:value="30642104" calcext:value-type="float">
            <text:p>30.642.104 </text:p>
          </table:table-cell>
          <table:table-cell table:style-name="ce18" office:value-type="float" office:value="688473321" calcext:value-type="float">
            <text:p>688.473.321 </text:p>
          </table:table-cell>
          <table:table-cell table:style-name="ce18" office:value-type="float" office:value="490319664" calcext:value-type="float">
            <text:p>490.319.664 </text:p>
          </table:table-cell>
          <table:table-cell table:style-name="ce18" office:value-type="float" office:value="1346652235" calcext:value-type="float">
            <text:p>1.346.652.235 </text:p>
          </table:table-cell>
          <table:table-cell table:style-name="ce18" office:value-type="float" office:value="383916346" calcext:value-type="float">
            <text:p>383.916.346 </text:p>
          </table:table-cell>
          <table:table-cell table:style-name="ce18" office:value-type="float" office:value="389196529" calcext:value-type="float">
            <text:p>389.196.529 </text:p>
          </table:table-cell>
          <table:table-cell table:style-name="ce18" office:value-type="float" office:value="175721872" calcext:value-type="float">
            <text:p>175.721.872 </text:p>
          </table:table-cell>
          <table:table-cell table:style-name="ce18" office:value-type="float" office:value="1895004016" calcext:value-type="float">
            <text:p>1.895.004.016 </text:p>
          </table:table-cell>
          <table:table-cell table:style-name="ce18" office:value-type="float" office:value="223649427" calcext:value-type="float">
            <text:p>223.649.427 </text:p>
          </table:table-cell>
          <table:table-cell table:style-name="ce18" office:value-type="float" office:value="247601136" calcext:value-type="float">
            <text:p>247.601.136 </text:p>
          </table:table-cell>
          <table:table-cell table:style-name="ce18" office:value-type="float" office:value="322580027" calcext:value-type="float">
            <text:p>322.580.027 </text:p>
          </table:table-cell>
          <table:table-cell table:style-name="ce18" office:value-type="float" office:value="171848626" calcext:value-type="float">
            <text:p>171.848.626 </text:p>
          </table:table-cell>
          <table:table-cell table:style-name="ce18" office:value-type="float" office:value="501473622" calcext:value-type="float">
            <text:p>501.473.622 </text:p>
          </table:table-cell>
          <table:table-cell table:style-name="ce18" office:value-type="float" office:value="115653077" calcext:value-type="float">
            <text:p>115.653.077 </text:p>
          </table:table-cell>
          <table:table-cell table:style-name="ce18" office:value-type="float" office:value="1486398639" calcext:value-type="float">
            <text:p>1.486.398.639 </text:p>
          </table:table-cell>
          <table:table-cell table:style-name="ce18" office:value-type="float" office:value="3133301377" calcext:value-type="float">
            <text:p>3.133.301.377 </text:p>
          </table:table-cell>
          <table:table-cell table:style-name="ce18" office:value-type="float" office:value="150144272" calcext:value-type="float">
            <text:p>150.144.272 </text:p>
          </table:table-cell>
          <table:table-cell table:style-name="ce18" office:value-type="float" office:value="93817574" calcext:value-type="float">
            <text:p>93.817.574 </text:p>
          </table:table-cell>
          <table:table-cell table:style-name="ce18" office:value-type="float" office:value="30963693" calcext:value-type="float">
            <text:p>30.963.693 </text:p>
          </table:table-cell>
          <table:table-cell table:style-name="ce18" office:value-type="float" office:value="1696610305" calcext:value-type="float">
            <text:p>1.696.610.305 </text:p>
          </table:table-cell>
          <table:table-cell table:style-name="ce18" office:value-type="float" office:value="1004282390" calcext:value-type="float">
            <text:p>1.004.282.390 </text:p>
          </table:table-cell>
          <table:table-cell table:style-name="ce18" office:value-type="float" office:value="127045294" calcext:value-type="float">
            <text:p>127.045.294 </text:p>
          </table:table-cell>
          <table:table-cell table:style-name="ce18" office:value-type="float" office:value="10088638916" calcext:value-type="float">
            <text:p>10.088.638.916 </text:p>
          </table:table-cell>
          <table:table-cell table:style-name="ce18" office:value-type="float" office:value="56478015" calcext:value-type="float">
            <text:p>56.478.015 </text:p>
          </table:table-cell>
          <table:table-cell table:style-name="ce28" office:value-type="float" office:value="25230105390" calcext:value-type="float">
            <text:p>25.230.105.390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 calcext:value-type="string">
            <text:p><text:s text:c="3"/>DEMAIS </text:p>
          </table:table-cell>
          <table:table-cell table:style-name="ce18" office:value-type="float" office:value="2844924" calcext:value-type="float">
            <text:p>2.844.924 </text:p>
          </table:table-cell>
          <table:table-cell table:style-name="ce18" office:value-type="float" office:value="8937230" calcext:value-type="float">
            <text:p>8.937.230 </text:p>
          </table:table-cell>
          <table:table-cell table:style-name="ce18" office:value-type="float" office:value="21054900" calcext:value-type="float">
            <text:p>21.054.900 </text:p>
          </table:table-cell>
          <table:table-cell table:style-name="ce18" office:value-type="float" office:value="1851506" calcext:value-type="float">
            <text:p>1.851.506 </text:p>
          </table:table-cell>
          <table:table-cell table:style-name="ce18" office:value-type="float" office:value="62713942" calcext:value-type="float">
            <text:p>62.713.942 </text:p>
          </table:table-cell>
          <table:table-cell table:style-name="ce18" office:value-type="float" office:value="52365307" calcext:value-type="float">
            <text:p>52.365.307 </text:p>
          </table:table-cell>
          <table:table-cell table:style-name="ce18" office:value-type="float" office:value="117150051" calcext:value-type="float">
            <text:p>117.150.051 </text:p>
          </table:table-cell>
          <table:table-cell table:style-name="ce18" office:value-type="float" office:value="34253117" calcext:value-type="float">
            <text:p>34.253.117 </text:p>
          </table:table-cell>
          <table:table-cell table:style-name="ce18" office:value-type="float" office:value="36084380" calcext:value-type="float">
            <text:p>36.084.380 </text:p>
          </table:table-cell>
          <table:table-cell table:style-name="ce18" office:value-type="float" office:value="12637522" calcext:value-type="float">
            <text:p>12.637.522 </text:p>
          </table:table-cell>
          <table:table-cell table:style-name="ce18" office:value-type="float" office:value="189739309" calcext:value-type="float">
            <text:p>189.739.309 </text:p>
          </table:table-cell>
          <table:table-cell table:style-name="ce18" office:value-type="float" office:value="17847679" calcext:value-type="float">
            <text:p>17.847.679 </text:p>
          </table:table-cell>
          <table:table-cell table:style-name="ce18" office:value-type="float" office:value="24212148" calcext:value-type="float">
            <text:p>24.212.148 </text:p>
          </table:table-cell>
          <table:table-cell table:style-name="ce18" office:value-type="float" office:value="27250048" calcext:value-type="float">
            <text:p>27.250.048 </text:p>
          </table:table-cell>
          <table:table-cell table:style-name="ce18" office:value-type="float" office:value="10992367" calcext:value-type="float">
            <text:p>10.992.367 </text:p>
          </table:table-cell>
          <table:table-cell table:style-name="ce18" office:value-type="float" office:value="55606494" calcext:value-type="float">
            <text:p>55.606.494 </text:p>
          </table:table-cell>
          <table:table-cell table:style-name="ce18" office:value-type="float" office:value="6666594" calcext:value-type="float">
            <text:p>6.666.594 </text:p>
          </table:table-cell>
          <table:table-cell table:style-name="ce18" office:value-type="float" office:value="156988976" calcext:value-type="float">
            <text:p>156.988.976 </text:p>
          </table:table-cell>
          <table:table-cell table:style-name="ce18" office:value-type="float" office:value="354218732" calcext:value-type="float">
            <text:p>354.218.732 </text:p>
          </table:table-cell>
          <table:table-cell table:style-name="ce18" office:value-type="float" office:value="12689765" calcext:value-type="float">
            <text:p>12.689.765 </text:p>
          </table:table-cell>
          <table:table-cell table:style-name="ce18" office:value-type="float" office:value="7697164" calcext:value-type="float">
            <text:p>7.697.164 </text:p>
          </table:table-cell>
          <table:table-cell table:style-name="ce18" office:value-type="float" office:value="1727325" calcext:value-type="float">
            <text:p>1.727.325 </text:p>
          </table:table-cell>
          <table:table-cell table:style-name="ce18" office:value-type="float" office:value="176158482" calcext:value-type="float">
            <text:p>176.158.482 </text:p>
          </table:table-cell>
          <table:table-cell table:style-name="ce18" office:value-type="float" office:value="109385008" calcext:value-type="float">
            <text:p>109.385.008 </text:p>
          </table:table-cell>
          <table:table-cell table:style-name="ce18" office:value-type="float" office:value="8612163" calcext:value-type="float">
            <text:p>8.612.163 </text:p>
          </table:table-cell>
          <table:table-cell table:style-name="ce18" office:value-type="float" office:value="1290397883" calcext:value-type="float">
            <text:p>1.290.397.883 </text:p>
          </table:table-cell>
          <table:table-cell table:style-name="ce18" office:value-type="float" office:value="4196933" calcext:value-type="float">
            <text:p>4.196.933 </text:p>
          </table:table-cell>
          <table:table-cell table:style-name="ce28" office:value-type="float" office:value="2804279950" calcext:value-type="float">
            <text:p>2.804.279.950 </text:p>
          </table:table-cell>
          <table:table-cell table:number-columns-repeated="995"/>
        </table:table-row>
        <table:table-row table:style-name="ro11">
          <table:table-cell table:style-name="ce9" office:value-type="string" calcext:value-type="string">
            <text:p>ADMINISTRADAS PELA RFB [C]=[A]+[B]</text:p>
          </table:table-cell>
          <table:table-cell table:style-name="ce16" office:value-type="float" office:value="90389718" calcext:value-type="float">
            <text:p>90.389.718 </text:p>
          </table:table-cell>
          <table:table-cell table:style-name="ce16" office:value-type="float" office:value="273274995" calcext:value-type="float">
            <text:p>273.274.995 </text:p>
          </table:table-cell>
          <table:table-cell table:style-name="ce16" office:value-type="float" office:value="1146314028" calcext:value-type="float">
            <text:p>1.146.314.028 </text:p>
          </table:table-cell>
          <table:table-cell table:style-name="ce16" office:value-type="float" office:value="71491039" calcext:value-type="float">
            <text:p>71.491.039 </text:p>
          </table:table-cell>
          <table:table-cell table:style-name="ce16" office:value-type="float" office:value="1822938731" calcext:value-type="float">
            <text:p>1.822.938.731 </text:p>
          </table:table-cell>
          <table:table-cell table:style-name="ce16" office:value-type="float" office:value="1263648040" calcext:value-type="float">
            <text:p>1.263.648.040 </text:p>
          </table:table-cell>
          <table:table-cell table:style-name="ce16" office:value-type="float" office:value="7393918054" calcext:value-type="float">
            <text:p>7.393.918.054 </text:p>
          </table:table-cell>
          <table:table-cell table:style-name="ce16" office:value-type="float" office:value="1487013797" calcext:value-type="float">
            <text:p>1.487.013.797 </text:p>
          </table:table-cell>
          <table:table-cell table:style-name="ce16" office:value-type="float" office:value="1066032152" calcext:value-type="float">
            <text:p>1.066.032.152 </text:p>
          </table:table-cell>
          <table:table-cell table:style-name="ce16" office:value-type="float" office:value="524680686" calcext:value-type="float">
            <text:p>524.680.686 </text:p>
          </table:table-cell>
          <table:table-cell table:style-name="ce16" office:value-type="float" office:value="5492311549" calcext:value-type="float">
            <text:p>5.492.311.549 </text:p>
          </table:table-cell>
          <table:table-cell table:style-name="ce16" office:value-type="float" office:value="483913962" calcext:value-type="float">
            <text:p>483.913.962 </text:p>
          </table:table-cell>
          <table:table-cell table:style-name="ce16" office:value-type="float" office:value="608889034" calcext:value-type="float">
            <text:p>608.889.034 </text:p>
          </table:table-cell>
          <table:table-cell table:style-name="ce16" office:value-type="float" office:value="771145878" calcext:value-type="float">
            <text:p>771.145.878 </text:p>
          </table:table-cell>
          <table:table-cell table:style-name="ce16" office:value-type="float" office:value="420333600" calcext:value-type="float">
            <text:p>420.333.600 </text:p>
          </table:table-cell>
          <table:table-cell table:style-name="ce16" office:value-type="float" office:value="1581326478" calcext:value-type="float">
            <text:p>1.581.326.478 </text:p>
          </table:table-cell>
          <table:table-cell table:style-name="ce16" office:value-type="float" office:value="256578678" calcext:value-type="float">
            <text:p>256.578.678 </text:p>
          </table:table-cell>
          <table:table-cell table:style-name="ce16" office:value-type="float" office:value="4457732359" calcext:value-type="float">
            <text:p>4.457.732.359 </text:p>
          </table:table-cell>
          <table:table-cell table:style-name="ce16" office:value-type="float" office:value="12615887328" calcext:value-type="float">
            <text:p>12.615.887.328 </text:p>
          </table:table-cell>
          <table:table-cell table:style-name="ce16" office:value-type="float" office:value="379099170" calcext:value-type="float">
            <text:p>379.099.170 </text:p>
          </table:table-cell>
          <table:table-cell table:style-name="ce16" office:value-type="float" office:value="212722731" calcext:value-type="float">
            <text:p>212.722.731 </text:p>
          </table:table-cell>
          <table:table-cell table:style-name="ce16" office:value-type="float" office:value="70490205" calcext:value-type="float">
            <text:p>70.490.205 </text:p>
          </table:table-cell>
          <table:table-cell table:style-name="ce16" office:value-type="float" office:value="4642883520" calcext:value-type="float">
            <text:p>4.642.883.520 </text:p>
          </table:table-cell>
          <table:table-cell table:style-name="ce16" office:value-type="float" office:value="3495260867" calcext:value-type="float">
            <text:p>3.495.260.867 </text:p>
          </table:table-cell>
          <table:table-cell table:style-name="ce16" office:value-type="float" office:value="301479012" calcext:value-type="float">
            <text:p>301.479.012 </text:p>
          </table:table-cell>
          <table:table-cell table:style-name="ce16" office:value-type="float" office:value="34866384842" calcext:value-type="float">
            <text:p>34.866.384.842 </text:p>
          </table:table-cell>
          <table:table-cell table:style-name="ce16" office:value-type="float" office:value="130270210" calcext:value-type="float">
            <text:p>130.270.210 </text:p>
          </table:table-cell>
          <table:table-cell table:style-name="ce26" office:value-type="float" office:value="85926410664" calcext:value-type="float">
            <text:p>85.926.410.664 </text:p>
          </table:table-cell>
          <table:table-cell table:number-columns-repeated="995"/>
        </table:table-row>
        <table:table-row table:style-name="ro10">
          <table:table-cell table:style-name="ce11" office:value-type="string" calcext:value-type="string">
            <text:p>ADMINISTRADAS POR OUTROS ÓRGÃOS [D]</text:p>
          </table:table-cell>
          <table:table-cell table:style-name="ce15" office:value-type="float" office:value="513808" calcext:value-type="float">
            <text:p>513.808 </text:p>
          </table:table-cell>
          <table:table-cell table:style-name="ce15" office:value-type="float" office:value="3486053" calcext:value-type="float">
            <text:p>3.486.053 </text:p>
          </table:table-cell>
          <table:table-cell table:style-name="ce15" office:value-type="float" office:value="4702923" calcext:value-type="float">
            <text:p>4.702.923 </text:p>
          </table:table-cell>
          <table:table-cell table:style-name="ce15" office:value-type="float" office:value="438099" calcext:value-type="float">
            <text:p>438.099 </text:p>
          </table:table-cell>
          <table:table-cell table:style-name="ce15" office:value-type="float" office:value="23887858" calcext:value-type="float">
            <text:p>23.887.858 </text:p>
          </table:table-cell>
          <table:table-cell table:style-name="ce15" office:value-type="float" office:value="9538259" calcext:value-type="float">
            <text:p>9.538.259 </text:p>
          </table:table-cell>
          <table:table-cell table:style-name="ce15" office:value-type="float" office:value="11519003" calcext:value-type="float">
            <text:p>11.519.003 </text:p>
          </table:table-cell>
          <table:table-cell table:style-name="ce15" office:value-type="float" office:value="7623369" calcext:value-type="float">
            <text:p>7.623.369 </text:p>
          </table:table-cell>
          <table:table-cell table:style-name="ce15" office:value-type="float" office:value="13506427" calcext:value-type="float">
            <text:p>13.506.427 </text:p>
          </table:table-cell>
          <table:table-cell table:style-name="ce15" office:value-type="float" office:value="5479556" calcext:value-type="float">
            <text:p>5.479.556 </text:p>
          </table:table-cell>
          <table:table-cell table:style-name="ce15" office:value-type="float" office:value="34718242" calcext:value-type="float">
            <text:p>34.718.242 </text:p>
          </table:table-cell>
          <table:table-cell table:style-name="ce15" office:value-type="float" office:value="3304263" calcext:value-type="float">
            <text:p>3.304.263 </text:p>
          </table:table-cell>
          <table:table-cell table:style-name="ce15" office:value-type="float" office:value="17821142" calcext:value-type="float">
            <text:p>17.821.142 </text:p>
          </table:table-cell>
          <table:table-cell table:style-name="ce15" office:value-type="float" office:value="6193455" calcext:value-type="float">
            <text:p>6.193.455 </text:p>
          </table:table-cell>
          <table:table-cell table:style-name="ce15" office:value-type="float" office:value="4097292" calcext:value-type="float">
            <text:p>4.097.292 </text:p>
          </table:table-cell>
          <table:table-cell table:style-name="ce15" office:value-type="float" office:value="32264152" calcext:value-type="float">
            <text:p>32.264.152 </text:p>
          </table:table-cell>
          <table:table-cell table:style-name="ce15" office:value-type="float" office:value="2601788" calcext:value-type="float">
            <text:p>2.601.788 </text:p>
          </table:table-cell>
          <table:table-cell table:style-name="ce15" office:value-type="float" office:value="34862331" calcext:value-type="float">
            <text:p>34.862.331 </text:p>
          </table:table-cell>
          <table:table-cell table:style-name="ce15" office:value-type="float" office:value="1578531892" calcext:value-type="float">
            <text:p>1.578.531.892 </text:p>
          </table:table-cell>
          <table:table-cell table:style-name="ce15" office:value-type="float" office:value="2918752" calcext:value-type="float">
            <text:p>2.918.752 </text:p>
          </table:table-cell>
          <table:table-cell table:style-name="ce15" office:value-type="float" office:value="1439320" calcext:value-type="float">
            <text:p>1.439.320 </text:p>
          </table:table-cell>
          <table:table-cell table:style-name="ce15" office:value-type="float" office:value="561648" calcext:value-type="float">
            <text:p>561.648 </text:p>
          </table:table-cell>
          <table:table-cell table:style-name="ce15" office:value-type="float" office:value="22737094" calcext:value-type="float">
            <text:p>22.737.094 </text:p>
          </table:table-cell>
          <table:table-cell table:style-name="ce15" office:value-type="float" office:value="17944951" calcext:value-type="float">
            <text:p>17.944.951 </text:p>
          </table:table-cell>
          <table:table-cell table:style-name="ce15" office:value-type="float" office:value="5794988" calcext:value-type="float">
            <text:p>5.794.988 </text:p>
          </table:table-cell>
          <table:table-cell table:style-name="ce15" office:value-type="float" office:value="123135369" calcext:value-type="float">
            <text:p>123.135.369 </text:p>
          </table:table-cell>
          <table:table-cell table:style-name="ce15" office:value-type="float" office:value="1163203" calcext:value-type="float">
            <text:p>1.163.203 </text:p>
          </table:table-cell>
          <table:table-cell table:style-name="ce25" office:value-type="float" office:value="1970785237" calcext:value-type="float">
            <text:p>1.970.785.237 </text:p>
          </table:table-cell>
          <table:table-cell table:number-columns-repeated="995"/>
        </table:table-row>
        <table:table-row table:style-name="ro11">
          <table:table-cell table:style-name="ce9" office:value-type="string" calcext:value-type="string">
            <text:p>TOTAL GERAL <text:s text:c="2"/>[E]=[C]+[D]</text:p>
          </table:table-cell>
          <table:table-cell table:style-name="ce16" office:value-type="float" office:value="90903526" calcext:value-type="float">
            <text:p>90.903.526 </text:p>
          </table:table-cell>
          <table:table-cell table:style-name="ce16" office:value-type="float" office:value="276761049" calcext:value-type="float">
            <text:p>276.761.049 </text:p>
          </table:table-cell>
          <table:table-cell table:style-name="ce16" office:value-type="float" office:value="1151016951" calcext:value-type="float">
            <text:p>1.151.016.951 </text:p>
          </table:table-cell>
          <table:table-cell table:style-name="ce16" office:value-type="float" office:value="71929138" calcext:value-type="float">
            <text:p>71.929.138 </text:p>
          </table:table-cell>
          <table:table-cell table:style-name="ce16" office:value-type="float" office:value="1846826589" calcext:value-type="float">
            <text:p>1.846.826.589 </text:p>
          </table:table-cell>
          <table:table-cell table:style-name="ce16" office:value-type="float" office:value="1273186299" calcext:value-type="float">
            <text:p>1.273.186.299 </text:p>
          </table:table-cell>
          <table:table-cell table:style-name="ce16" office:value-type="float" office:value="7405437057" calcext:value-type="float">
            <text:p>7.405.437.057 </text:p>
          </table:table-cell>
          <table:table-cell table:style-name="ce16" office:value-type="float" office:value="1494637166" calcext:value-type="float">
            <text:p>1.494.637.166 </text:p>
          </table:table-cell>
          <table:table-cell table:style-name="ce16" office:value-type="float" office:value="1079538579" calcext:value-type="float">
            <text:p>1.079.538.579 </text:p>
          </table:table-cell>
          <table:table-cell table:style-name="ce16" office:value-type="float" office:value="530160242" calcext:value-type="float">
            <text:p>530.160.242 </text:p>
          </table:table-cell>
          <table:table-cell table:style-name="ce16" office:value-type="float" office:value="5527029791" calcext:value-type="float">
            <text:p>5.527.029.791 </text:p>
          </table:table-cell>
          <table:table-cell table:style-name="ce16" office:value-type="float" office:value="487218225" calcext:value-type="float">
            <text:p>487.218.225 </text:p>
          </table:table-cell>
          <table:table-cell table:style-name="ce16" office:value-type="float" office:value="626710176" calcext:value-type="float">
            <text:p>626.710.176 </text:p>
          </table:table-cell>
          <table:table-cell table:style-name="ce16" office:value-type="float" office:value="777339333" calcext:value-type="float">
            <text:p>777.339.333 </text:p>
          </table:table-cell>
          <table:table-cell table:style-name="ce16" office:value-type="float" office:value="424430892" calcext:value-type="float">
            <text:p>424.430.892 </text:p>
          </table:table-cell>
          <table:table-cell table:style-name="ce16" office:value-type="float" office:value="1613590630" calcext:value-type="float">
            <text:p>1.613.590.630 </text:p>
          </table:table-cell>
          <table:table-cell table:style-name="ce16" office:value-type="float" office:value="259180466" calcext:value-type="float">
            <text:p>259.180.466 </text:p>
          </table:table-cell>
          <table:table-cell table:style-name="ce16" office:value-type="float" office:value="4492594690" calcext:value-type="float">
            <text:p>4.492.594.690 </text:p>
          </table:table-cell>
          <table:table-cell table:style-name="ce16" office:value-type="float" office:value="14194419220" calcext:value-type="float">
            <text:p>14.194.419.220 </text:p>
          </table:table-cell>
          <table:table-cell table:style-name="ce16" office:value-type="float" office:value="382017923" calcext:value-type="float">
            <text:p>382.017.923 </text:p>
          </table:table-cell>
          <table:table-cell table:style-name="ce16" office:value-type="float" office:value="214162051" calcext:value-type="float">
            <text:p>214.162.051 </text:p>
          </table:table-cell>
          <table:table-cell table:style-name="ce16" office:value-type="float" office:value="71051853" calcext:value-type="float">
            <text:p>71.051.853 </text:p>
          </table:table-cell>
          <table:table-cell table:style-name="ce16" office:value-type="float" office:value="4665620614" calcext:value-type="float">
            <text:p>4.665.620.614 </text:p>
          </table:table-cell>
          <table:table-cell table:style-name="ce16" office:value-type="float" office:value="3513205818" calcext:value-type="float">
            <text:p>3.513.205.818 </text:p>
          </table:table-cell>
          <table:table-cell table:style-name="ce16" office:value-type="float" office:value="307274001" calcext:value-type="float">
            <text:p>307.274.001 </text:p>
          </table:table-cell>
          <table:table-cell table:style-name="ce16" office:value-type="float" office:value="34989520211" calcext:value-type="float">
            <text:p>34.989.520.211 </text:p>
          </table:table-cell>
          <table:table-cell table:style-name="ce16" office:value-type="float" office:value="131433413" calcext:value-type="float">
            <text:p>131.433.413 </text:p>
          </table:table-cell>
          <table:table-cell table:style-name="ce26" office:value-type="float" office:value="87897195900" calcext:value-type="float">
            <text:p>87.897.195.900 </text:p>
          </table:table-cell>
          <table:table-cell table:number-columns-repeated="995"/>
        </table:table-row>
        <table:table-row table:style-name="ro10">
          <table:table-cell table:number-columns-repeated="1024"/>
        </table:table-row>
        <table:table-row table:style-name="ro2">
          <table:table-cell/>
          <table:table-cell table:style-name="ce19" table:number-columns-repeated="28"/>
          <table:table-cell table:number-columns-repeated="995"/>
        </table:table-row>
        <table:table-row table:style-name="ro2" table:number-rows-repeated="3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1">
          <table:table-cell table:style-name="ce4"/>
          <table:table-cell table:style-name="ce19"/>
          <table:table-cell table:number-columns-repeated="26"/>
          <table:table-cell table:style-name="ce23"/>
          <table:table-cell table:number-columns-repeated="995"/>
        </table:table-row>
        <table:table-row table:style-name="ro2" table:number-rows-repeated="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 table:number-rows-repeated="65475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91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number:fill-character> </number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95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5P2" style:volatile="true">
      <number:text> R$ </number:text>
      <number:fill-character> </number:fill-character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3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05P1" style:volatile="true">
      <number:text> R$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R$ </number:text>
      <number:fill-character> </number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0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7P2" style:volatile="true">
      <number:fill-character> </number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9P1" style:volatile="true">
      <number:text> R$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11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1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3P1" style:volatile="true">
      <style:text-properties fo:color="#ff0000"/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4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number:fill-character> </number:fill-character>
      <number:number number:decimal-places="1" number:min-integer-digits="1" number:grouping="true"/>
      <number:text> </number:text>
    </number:number-style>
    <number:number-style style:name="N217P1" style:volatile="true"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1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number:fill-character> </number:fill-character>
      <number:number number:decimal-places="3" number:min-integer-digits="1" number:grouping="true"/>
      <number:text> </number:text>
    </number:number-style>
    <number:number-style style:name="N220P1" style:volatile="true">
      <number:fill-character> </number:fill-character>
      <number:text>(</number:text>
      <number:number number:decimal-places="3" number:min-integer-digits="1" number:grouping="true"/>
      <number:text>)</number:text>
    </number:number-style>
    <number:number-style style:name="N22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number:fill-character> </number:fill-character>
      <number:number number:decimal-places="4" number:min-integer-digits="1" number:grouping="true"/>
      <number:text> </number:text>
    </number:number-style>
    <number:number-style style:name="N223P1" style:volatile="true">
      <number:fill-character> </number:fill-character>
      <number:text>(</number:text>
      <number:number number:decimal-places="4" number:min-integer-digits="1" number:grouping="true"/>
      <number:text>)</number:text>
    </number:number-style>
    <number:number-style style:name="N22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number:fill-character> </number:fill-character>
      <number:number number:decimal-places="5" number:min-integer-digits="1" number:grouping="true"/>
      <number:text> </number:text>
    </number:number-style>
    <number:number-style style:name="N226P1" style:volatile="true">
      <number:fill-character> </number:fill-character>
      <number:text>(</number:text>
      <number:number number:decimal-places="5" number:min-integer-digits="1" number:grouping="true"/>
      <number:text>)</number:text>
    </number:number-style>
    <number:number-style style:name="N22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fill-character> </number:fill-character>
      <number:number number:decimal-places="6" number:min-integer-digits="1" number:grouping="true"/>
      <number:text> </number:text>
    </number:number-style>
    <number:number-style style:name="N229P1" style:volatile="true">
      <number:fill-character> </number:fill-character>
      <number:text>(</number:text>
      <number:number number:decimal-places="6" number:min-integer-digits="1" number:grouping="true"/>
      <number:text>)</number:text>
    </number:number-style>
    <number:number-style style:name="N22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number:fill-character> </number:fill-character>
      <number:number number:decimal-places="7" number:min-integer-digits="1" number:grouping="true"/>
      <number:text> </number:text>
    </number:number-style>
    <number:number-style style:name="N232P1" style:volatile="true">
      <number:fill-character> </number:fill-character>
      <number:text>(</number:text>
      <number:number number:decimal-places="7" number:min-integer-digits="1" number:grouping="true"/>
      <number:text>)</number:text>
    </number:number-style>
    <number:number-style style:name="N23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fill-character> </number:fill-character>
      <number:number number:decimal-places="8" number:min-integer-digits="1" number:grouping="true"/>
      <number:text> </number:text>
    </number:number-style>
    <number:number-style style:name="N235P1" style:volatile="true">
      <number:fill-character> </number:fill-character>
      <number:text>(</number:text>
      <number:number number:decimal-places="8" number:min-integer-digits="1" number:grouping="true"/>
      <number:text>)</number:text>
    </number:number-style>
    <number:number-style style:name="N23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fill-character> </number:fill-character>
      <number:number number:decimal-places="9" number:min-integer-digits="1" number:grouping="true"/>
      <number:text> </number:text>
    </number:number-style>
    <number:number-style style:name="N238P1" style:volatile="true">
      <number:fill-character> </number:fill-character>
      <number:text>(</number:text>
      <number:number number:decimal-places="9" number:min-integer-digits="1" number:grouping="true"/>
      <number:text>)</number:text>
    </number:number-style>
    <number:number-style style:name="N2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number:fill-character> </number:fill-character>
      <number:number number:decimal-places="10" number:min-integer-digits="1" number:grouping="true"/>
      <number:text> </number:text>
    </number:number-style>
    <number:number-style style:name="N241P1" style:volatile="true">
      <number:fill-character> </number:fill-character>
      <number:text>(</number:text>
      <number:number number:decimal-places="10" number:min-integer-digits="1" number:grouping="true"/>
      <number:text>)</number:text>
    </number:number-style>
    <number:number-style style:name="N24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number:fill-character> </number:fill-character>
      <number:number number:decimal-places="11" number:min-integer-digits="1" number:grouping="true"/>
      <number:text> </number:text>
    </number:number-style>
    <number:number-style style:name="N244P1" style:volatile="true">
      <number:fill-character> </number:fill-character>
      <number:text>(</number:text>
      <number:number number:decimal-places="11" number:min-integer-digits="1" number:grouping="true"/>
      <number:text>)</number:text>
    </number:number-style>
    <number:number-style style:name="N24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number:fill-character> </number:fill-character>
      <number:number number:decimal-places="12" number:min-integer-digits="1" number:grouping="true"/>
      <number:text> </number:text>
    </number:number-style>
    <number:number-style style:name="N247P1" style:volatile="true">
      <number:fill-character> </number:fill-character>
      <number:text>(</number:text>
      <number:number number:decimal-places="12" number:min-integer-digits="1" number:grouping="true"/>
      <number:text>)</number:text>
    </number:number-style>
    <number:number-style style:name="N24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style:style style:name="Default" style:family="table-cell">
      <style:table-cell-properties fo:padding="0.071cm"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3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13_20__28_FINAL_29_" style:display-name="PageStyle_AGO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T13_20__28_FINAL_29_" style:display-name="PageStyle_SE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UT13_20__28_FINAL_29_" style:display-name="PageStyle_OU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NOV13_20__28_FINAL_29_" style:display-name="PageStyle_NOV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4-06-27T16:13:59.444000000</dc:date>
    <meta:print-date>2011-05-12T16:46:54</meta:print-date>
    <meta:generator>LibreOffice/4.1.3.2$Windows_x86 LibreOffice_project/70feb7d99726f064edab4605a8ab840c50ec57a</meta:generator>
    <meta:editing-duration>PT1H3M42S</meta:editing-duration>
    <meta:editing-cycles>36</meta:editing-cycles>
    <meta:document-statistic meta:table-count="1" meta:cell-count="1192" meta:object-count="2"/>
  </office:meta>
</office:document-meta>
</file>